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  <style:text-properties fo:color="#F2F2F2"/>
    </style:style>
    <style:style style:name="ce3" style:family="table-cell" style:parent-style-name="Default" style:data-style-name="N0">
      <style:table-cell-properties fo:background-color="#000000"/>
      <style:text-properties fo:color="#F2F2F2"/>
    </style:style>
    <style:style style:name="ce4" style:family="table-cell" style:parent-style-name="Default" style:data-style-name="N0">
      <style:table-cell-properties style:vertical-align="automatic" fo:background-color="#000000" style:rotation-angle="90"/>
      <style:text-properties fo:color="#F2F2F2"/>
    </style:style>
    <style:style style:name="ce5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background-color="#E7E6E6" style:rotation-angle="90"/>
    </style:style>
    <style:style style:name="ce7" style:family="table-cell" style:parent-style-name="Default" style:data-style-name="N0">
      <style:table-cell-properties style:vertical-align="automatic" style:rotation-angle="90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otation-angle="9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17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transparent" style:rotation-angle="9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2F2F2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000000"/>
      <style:text-properties fo:color="#F2F2F2"/>
    </style:style>
    <style:style style:name="ce17" style:family="table-cell" style:parent-style-name="Default" style:data-style-name="N0">
      <style:table-cell-properties fo:border="thin solid #000000" fo:background-color="#000000"/>
      <style:text-properties fo:color="#F2F2F2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F2F2F2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00" style:rotation-angle="90"/>
      <style:text-properties fo:color="#F2F2F2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00" style:rotation-angle="90"/>
      <style:text-properties fo:color="#F2F2F2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otation-angle="90"/>
    </style:style>
    <style:style style:name="ce2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17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/>
      <style:text-properties fo:font-size="10pt" style:font-size-asian="10pt" style:font-size-complex="10pt" style:text-underline-style="solid" style:text-underline-type="single"/>
    </style:style>
    <style:style style:name="ce26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17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top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17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9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style:vertical-align="middle" fo:background-color="#000000"/>
      <style:text-properties fo:color="#F2F2F2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7E6E6" style:rotation-angle="90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7E6E6" style:rotation-angle="9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fo:background-color="#E7E6E6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7E6E6" style:rotation-angle="90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automatic" fo:background-color="#E7E6E6" style:rotation-angle="90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  <style:text-properties fo:font-size="10pt" style:font-size-asian="10pt" style:font-size-complex="10pt"/>
    </style:style>
    <style:style style:name="ce50" style:family="table-cell" style:parent-style-name="Default" style:data-style-name="N17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top" fo:background-color="#E7E6E6" style:rotation-angle="90"/>
    </style:style>
    <style:style style:name="ce54" style:family="table-cell" style:parent-style-name="Default" style:data-style-name="N0">
      <style:table-cell-properties style:vertical-align="top"/>
    </style:style>
    <style:style style:name="ce5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middle" fo:background-color="#000000"/>
      <style:text-properties fo:color="#F2F2F2"/>
    </style:style>
    <style:style style:name="ce58" style:family="table-cell" style:parent-style-name="Default" style:data-style-name="N0">
      <style:table-cell-properties fo:border="thin solid #000000" style:vertical-align="automatic" fo:background-color="#000000" style:rotation-angle="90"/>
      <style:text-properties fo:color="#F2F2F2"/>
    </style:style>
    <style:style style:name="ce59" style:family="table-cell" style:parent-style-name="Default" style:data-style-name="N0">
      <style:table-cell-properties fo:border="thin solid #000000" style:vertical-align="automatic" fo:wrap-option="wrap" fo:background-color="#E7E6E6" style:rotation-angle="90"/>
    </style:style>
    <style:style style:name="ce60" style:family="table-cell" style:parent-style-name="Default" style:data-style-name="N0">
      <style:table-cell-properties style:vertical-align="automatic" fo:wrap-option="wrap"/>
    </style:style>
    <style:style style:name="ce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middle" fo:background-color="#E7E6E6" style:rotation-angle="90"/>
    </style:style>
    <style:style style:name="ce63" style:family="table-cell" style:parent-style-name="Default" style:data-style-name="N0">
      <style:table-cell-properties style:vertical-align="middle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000000"/>
      <style:text-properties fo:color="#F2F2F2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/>
      <style:text-properties fo:color="#F2F2F2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 style:rotation-angle="90"/>
      <style:text-properties fo:color="#F2F2F2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2pt solid #000000" fo:border-left="thin solid #000000" fo:border-right="none" style:vertical-align="middle" fo:background-color="#000000"/>
      <style:text-properties fo:color="#F2F2F2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00"/>
      <style:text-properties fo:color="#F2F2F2"/>
    </style:style>
    <style:style style:name="ce73" style:family="table-cell" style:parent-style-name="Default" style:data-style-name="N0">
      <style:table-cell-properties style:vertical-align="middle" fo:background-color="#000000" style:rotation-angle="90"/>
      <style:text-properties fo:color="#F2F2F2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E7E6E6" style:rotation-angle="90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middle" fo:background-color="#E7E6E6" style:rotation-angle="90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="thin solid #000000" style:vertical-align="automatic" fo:wrap-option="wrap" fo:background-color="transparent" style:rotation-angle="90"/>
    </style:style>
    <style:style style:name="ce7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fo:border="thin solid #C00000" fo:background-color="#EDEDED"/>
    </style:style>
    <style:style style:name="ce85" style:family="table-cell" style:parent-style-name="Default" style:data-style-name="N0">
      <style:table-cell-properties fo:border="thin solid #C00000" style:vertical-align="automatic" fo:background-color="transparent"/>
    </style:style>
    <style:style style:name="ce86" style:family="table-cell" style:parent-style-name="Default" style:data-style-name="N0">
      <style:table-cell-properties fo:border="thin solid #C00000" style:vertical-align="automatic" fo:background-color="#EDEDED"/>
    </style:style>
    <style:style style:name="ce87" style:family="table-cell" style:parent-style-name="Default" style:data-style-name="N0">
      <style:table-cell-properties fo:border="thin solid #C00000" style:vertical-align="automatic" fo:background-color="#EDED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="thin solid #C00000" style:vertical-align="top" fo:wrap-option="wrap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C00000" style:vertical-align="automatic" fo:wrap-option="wrap" fo:background-color="transparent" style:rotation-angle="90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="thin solid #C00000" style:vertical-align="automatic" fo:wrap-option="wrap" fo:background-color="transparent" style:rotation-angle="90" style:repeat-content="false"/>
      <style:paragraph-properties fo:text-align="center"/>
    </style:style>
    <style:style style:name="ce91" style:family="table-cell" style:parent-style-name="Default" style:data-style-name="N0">
      <style:table-cell-properties fo:border="thin solid #C00000" style:vertical-align="automatic" fo:background-color="#000000" style:repeat-content="false"/>
      <style:paragraph-properties fo:text-align="start" fo:margin-left="0cm"/>
      <style:text-properties fo:color="#F2F2F2"/>
    </style:style>
    <style:style style:name="ce92" style:family="table-cell" style:parent-style-name="Default" style:data-style-name="N0">
      <style:table-cell-properties fo:border="thin solid #C00000" fo:background-color="#000000"/>
      <style:text-properties fo:color="#F2F2F2"/>
    </style:style>
    <style:style style:name="ce93" style:family="table-cell" style:parent-style-name="Default" style:data-style-name="N0">
      <style:table-cell-properties fo:border="thin solid #C00000" style:vertical-align="automatic" fo:background-color="#000000" style:rotation-angle="90"/>
      <style:text-properties fo:color="#F2F2F2"/>
    </style:style>
    <style:style style:name="ce94" style:family="table-cell" style:parent-style-name="Default" style:data-style-name="N0">
      <style:table-cell-properties fo:border="thin solid #C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C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C00000" fo:background-color="#E7E6E6"/>
    </style:style>
    <style:style style:name="ce97" style:family="table-cell" style:parent-style-name="Default" style:data-style-name="N0">
      <style:table-cell-properties fo:border="thin solid #C00000"/>
    </style:style>
    <style:style style:name="ce98" style:family="table-cell" style:parent-style-name="Default" style:data-style-name="N0">
      <style:table-cell-properties fo:border="thin solid #C00000" style:vertical-align="automatic" style:rotation-angle="90"/>
    </style:style>
    <style:style style:name="ce99" style:family="table-cell" style:parent-style-name="Default" style:data-style-name="N0">
      <style:table-cell-properties fo:border="thin solid #C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0" style:family="table-cell" style:parent-style-name="Default" style:data-style-name="N17">
      <style:table-cell-properties fo:border="thin solid #C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C00000" style:vertical-align="automatic" fo:background-color="#E7E6E6" style:rotation-angle="90"/>
    </style:style>
    <style:style style:name="ce102" style:family="table-cell" style:parent-style-name="Default" style:data-style-name="N0">
      <style:table-cell-properties fo:border="thin solid #C00000" style:vertical-align="middle"/>
    </style:style>
    <style:style style:name="ce103" style:family="table-cell" style:parent-style-name="Default" style:data-style-name="N0">
      <style:table-cell-properties fo:border="thin solid #C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4" style:family="table-cell" style:parent-style-name="Default" style:data-style-name="N17">
      <style:table-cell-properties fo:border="thin solid #C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fo:background-color="#000000"/>
      <style:text-properties fo:color="#F2F2F2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none" fo:background-color="#000000"/>
      <style:text-properties fo:color="#F2F2F2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  <style:text-properties fo:color="#F2F2F2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repeat-content="false"/>
      <style:paragraph-properties fo:text-align="center"/>
      <style:text-properties fo:color="#F2F2F2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0000" style:rotation-angle="90"/>
      <style:text-properties fo:color="#F2F2F2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0000" style:rotation-angle="90"/>
      <style:text-properties fo:color="#F2F2F2"/>
    </style:style>
    <style:style style:name="ce111" style:family="table-cell" style:parent-style-name="Default" style:data-style-name="N0">
      <style:table-cell-properties fo:border="thin solid #C00000" style:vertical-align="automatic" fo:background-color="transparent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="thin solid #C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="thin solid #C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="thin solid #C00000" style:vertical-align="automatic" fo:background-color="transparent" style:rotation-angle="90"/>
    </style:style>
    <style:style style:name="ce115" style:family="table-cell" style:parent-style-name="Default" style:data-style-name="N1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="thin solid #C00000" style:vertical-align="middle" fo:background-color="#000000"/>
      <style:text-properties fo:color="#F2F2F2"/>
    </style:style>
    <style:style style:name="ce117" style:family="table-cell" style:parent-style-name="Default" style:data-style-name="N0">
      <style:table-cell-properties fo:border-top="thin solid #C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C00000" style:vertical-align="middle" fo:background-color="#000000" style:repeat-content="false"/>
      <style:paragraph-properties fo:text-align="center"/>
      <style:text-properties fo:color="#F2F2F2"/>
    </style:style>
    <style:style style:name="ce119" style:family="table-cell" style:parent-style-name="Default" style:data-style-name="N0">
      <style:table-cell-properties fo:border="thin solid #C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="thin solid #C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C00000" style:vertical-align="top"/>
      <style:text-properties fo:font-size="10pt" style:font-size-asian="10pt" style:font-size-complex="10pt" style:text-underline-style="solid" style:text-underline-type="single"/>
    </style:style>
    <style:style style:name="ce122" style:family="table-cell" style:parent-style-name="Default" style:data-style-name="N0">
      <style:table-cell-properties fo:border="thin solid #C00000" style:vertical-align="top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otation-angle="90"/>
    </style:style>
    <style:style style:name="ce126" style:family="table-cell" style:parent-style-name="Default" style:data-style-name="N0">
      <style:table-cell-properties fo:border="thin solid #C00000" style:vertical-align="automatic" fo:background-color="#E7E6E6" style:repeat-content="false"/>
      <style:paragraph-properties fo:text-align="start" fo:margin-left="0cm"/>
    </style:style>
    <style:style style:name="ce127" style:family="table-cell" style:parent-style-name="Default" style:data-style-name="N0">
      <style:table-cell-properties fo:border="thin solid #C00000" style:vertical-align="middle" fo:background-color="transparent" style:repeat-content="false"/>
      <style:paragraph-properties fo:text-align="center"/>
    </style:style>
    <style:style style:name="ce128" style:family="table-cell" style:parent-style-name="Default" style:data-style-name="N0">
      <style:table-cell-properties fo:border="thin solid #C00000" fo:background-color="transparent"/>
    </style:style>
    <style:style style:name="ce129" style:family="table-cell" style:parent-style-name="Default" style:data-style-name="N0">
      <style:table-cell-properties fo:border="thin solid #C00000" style:vertical-align="middle" fo:background-color="#000000" style:repeat-content="false"/>
      <style:paragraph-properties fo:text-align="start" fo:margin-left="0cm"/>
      <style:text-properties fo:color="#F2F2F2"/>
    </style:style>
    <style:style style:name="ce130" style:family="table-cell" style:parent-style-name="Default" style:data-style-name="N0">
      <style:table-cell-properties fo:border="thin solid #C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C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2" style:family="table-cell" style:parent-style-name="Default" style:data-style-name="N2">
      <style:table-cell-properties fo:border="thin solid #C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0.767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93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52.5pt" style:use-optimal-row-height="false" fo:break-before="auto"/>
    </style:style>
    <style:style style:name="ro11" style:family="table-row">
      <style:table-row-properties style:row-height="54.75pt" style:use-optimal-row-height="false" fo:break-before="auto"/>
    </style:style>
    <style:style style:name="ro12" style:family="table-row">
      <style:table-row-properties style:row-height="54pt" style:use-optimal-row-height="false" fo:break-before="auto"/>
    </style:style>
    <style:style style:name="ro13" style:family="table-row">
      <style:table-row-properties style:row-height="28.5pt" style:use-optimal-row-height="false" fo:break-before="auto"/>
    </style:style>
    <style:style style:name="ro14" style:family="table-row">
      <style:table-row-properties style:row-height="22.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26.25pt" style:use-optimal-row-height="false" fo:break-before="auto"/>
    </style:style>
    <style:style style:name="ro17" style:family="table-row">
      <style:table-row-properties style:row-height="78.95pt" style:use-optimal-row-height="false" fo:break-before="auto"/>
    </style:style>
    <style:style style:name="ro18" style:family="table-row">
      <style:table-row-properties style:row-height="90.95pt" style:use-optimal-row-height="false" fo:break-before="auto"/>
    </style:style>
    <style:style style:name="ro19" style:family="table-row">
      <style:table-row-properties style:row-height="51.95pt" style:use-optimal-row-height="false" fo:break-before="auto"/>
    </style:style>
    <style:style style:name="ro20" style:family="table-row">
      <style:table-row-properties style:row-height="13.5pt" style:use-optimal-row-height="false" fo:break-before="auto"/>
    </style:style>
    <style:style style:name="ro21" style:family="table-row">
      <style:table-row-properties style:row-height="15.95pt" style:use-optimal-row-height="false" fo:break-before="auto"/>
    </style:style>
    <style:style style:name="ro22" style:family="table-row">
      <style:table-row-properties style:row-height="12.75pt" style:use-optimal-row-height="false" fo:break-before="auto"/>
    </style:style>
    <style:style style:name="ro23" style:family="table-row">
      <style:table-row-properties style:row-height="39pt" style:use-optimal-row-height="false" fo:break-before="auto"/>
    </style:style>
    <style:style style:name="ro24" style:family="table-row">
      <style:table-row-properties style:row-height="51.75pt" style:use-optimal-row-height="false" fo:break-before="auto"/>
    </style:style>
    <style:style style:name="ro25" style:family="table-row">
      <style:table-row-properties style:row-height="38.25pt" style:use-optimal-row-height="false" fo:break-before="auto"/>
    </style:style>
    <style:style style:name="ro26" style:family="table-row">
      <style:table-row-properties style:row-height="64.5pt" style:use-optimal-row-height="false" fo:break-before="auto"/>
    </style:style>
    <style:style style:name="ro27" style:family="table-row">
      <style:table-row-properties style:row-height="14.25pt" style:use-optimal-row-height="false" fo:break-before="auto"/>
    </style:style>
    <style:style style:name="ro28" style:family="table-row">
      <style:table-row-properties style:row-height="80.25pt" style:use-optimal-row-height="false" fo:break-before="auto"/>
    </style:style>
    <style:style style:name="ro29" style:family="table-row">
      <style:table-row-properties style:row-height="66pt" style:use-optimal-row-height="false" fo:break-before="auto"/>
    </style:style>
    <style:style style:name="ro30" style:family="table-row">
      <style:table-row-properties style:row-height="55.5pt" style:use-optimal-row-height="false" fo:break-before="auto"/>
    </style:style>
    <style:style style:name="ro31" style:family="table-row">
      <style:table-row-properties style:row-height="39.75pt" style:use-optimal-row-height="false" fo:break-before="auto"/>
    </style:style>
    <style:style style:name="ro32" style:family="table-row">
      <style:table-row-properties style:row-height="104.25pt" style:use-optimal-row-height="false" fo:break-before="auto"/>
    </style:style>
    <style:style style:name="ro33" style:family="table-row">
      <style:table-row-properties style:row-height="82.5pt" style:use-optimal-row-height="false" fo:break-before="auto"/>
    </style:style>
    <style:style style:name="ro34" style:family="table-row">
      <style:table-row-properties style:row-height="89.25pt" style:use-optimal-row-height="false" fo:break-before="auto"/>
    </style:style>
    <style:style style:name="ro35" style:family="table-row">
      <style:table-row-properties style:row-height="81.95pt" style:use-optimal-row-height="false" fo:break-before="auto"/>
    </style:style>
    <style:style style:name="ro36" style:family="table-row">
      <style:table-row-properties style:row-height="86.1pt" style:use-optimal-row-height="false" fo:break-before="auto"/>
    </style:style>
    <style:style style:name="ro37" style:family="table-row">
      <style:table-row-properties style:row-height="21.95pt" style:use-optimal-row-height="false" fo:break-before="auto"/>
    </style:style>
    <style:style style:name="ro38" style:family="table-row">
      <style:table-row-properties style:row-height="24.95pt" style:use-optimal-row-height="false" fo:break-before="auto"/>
    </style:style>
    <style:style style:name="ro39" style:family="table-row">
      <style:table-row-properties style:row-height="15pt" style:use-optimal-row-height="true" fo:break-before="auto"/>
    </style:style>
    <style:style style:name="ro40" style:family="table-row">
      <style:table-row-properties style:row-height="92.1pt" style:use-optimal-row-height="false" fo:break-before="auto"/>
    </style:style>
    <style:style style:name="ro41" style:family="table-row">
      <style:table-row-properties style:row-height="7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üttgutcontainer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style-name="ce85">
            <text:p>Bargeldgewerk: Schüttgutcontainer</text:p>
          </table:table-cell>
          <table:table-cell table:number-columns-repeated="2" table:style-name="ce85"/>
          <table:table-cell office:value-type="string" table:style-name="ce86">
            <text:p>Nr.</text:p>
          </table:table-cell>
          <table:table-cell table:number-columns-repeated="4" table:style-name="ce86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88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89">
            <text:p>Wartungs oder Prüfintervall [Jahr]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office:value-type="string" table:number-columns-spanned="1" table:number-rows-spanned="2" table:style-name="ce89">
            <text:p>nicht vorhanden</text:p>
          </table:table-cell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91">
            <text:p>Prüfarbeiten vor der Durchführung der Arbeiten</text:p>
          </table:table-cell>
          <table:covered-table-cell table:number-columns-repeated="3"/>
          <table:table-cell office:value-type="string" table:style-name="ce92">
            <text:p>Grenzwert</text:p>
          </table:table-cell>
          <table:table-cell office:value-type="string" table:style-name="ce92">
            <text:p>Messwert</text:p>
          </table:table-cell>
          <table:table-cell table:style-name="ce92"/>
          <table:table-cell table:number-columns-repeated="4" table:style-name="ce93"/>
          <table:table-cell table:number-columns-repeated="16373"/>
        </table:table-row>
        <table:table-row table:style-name="ro4">
          <table:table-cell office:value-type="string" table:number-columns-spanned="4" table:number-rows-spanned="1" table:style-name="ce94">
            <text:p>Im plombierten Zustand muss die grösst mögliche Öffnung gemessen werden.</text:p>
          </table:table-cell>
          <table:covered-table-cell table:number-columns-repeated="3"/>
          <table:table-cell office:value-type="string" table:style-name="ce95">
            <text:p>5mm</text:p>
          </table:table-cell>
          <table:table-cell table:style-name="ce96"/>
          <table:table-cell table:style-name="ce97"/>
          <table:table-cell table:number-columns-repeated="4" table:style-name="ce98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Auf Beschädigungen oder Defekte prüfen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1">
          <table:table-cell table:number-columns-repeated="6" table:style-name="ce97"/>
          <table:table-cell table:style-name="ce102"/>
          <table:table-cell table:number-columns-repeated="4" table:style-name="ce98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91">
            <text:p>Prüfarbeiten vor der Durchführung der Arbeiten</text:p>
          </table:table-cell>
          <table:covered-table-cell table:number-columns-repeated="5"/>
          <table:table-cell table:style-name="ce92"/>
          <table:table-cell table:number-columns-repeated="4" table:style-name="ce93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3">
            <text:p>Führungsschiene links / rechts fetten mit Molykote weisses Lagerfett</text:p>
          </table:table-cell>
          <table:covered-table-cell table:number-columns-repeated="5"/>
          <table:table-cell office:value-type="string" table:style-name="ce104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3">
            <text:p>Schieber fetten mit Molykote weisses Lagerfett</text:p>
          </table:table-cell>
          <table:covered-table-cell table:number-columns-repeated="5"/>
          <table:table-cell office:value-type="string" table:style-name="ce104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number-rows-repeated="5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34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  <table:table table:name="EVA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number-columns-spanned="8" table:number-rows-spanned="1" table:style-name="ce111">
            <text:p>Bargeldgewerk: Ent- und Verpackungsanlage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88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89">
            <text:p>Wartungs oder Prüfintervall [Jahr]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office:value-type="string" table:number-columns-spanned="1" table:number-rows-spanned="2" table:style-name="ce89">
            <text:p>nicht vorhanden</text:p>
          </table:table-cell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91">
            <text:p>Prüfarbeiten vor der Durchführung der Arbeiten</text:p>
          </table:table-cell>
          <table:covered-table-cell table:number-columns-repeated="3"/>
          <table:table-cell table:number-columns-repeated="3" table:style-name="ce92"/>
          <table:table-cell table:number-columns-repeated="4" table:style-name="ce93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Not-Halt Taster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Sicherheitsschalter beim Steigband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Abdeckung auf Beschädigungen prüfen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Geräteprüfung nach SNR 462638 durchgeführt</text:p>
          </table:table-cell>
          <table:covered-table-cell table:number-columns-repeated="5"/>
          <table:table-cell office:value-type="string" table:style-name="ce100">
            <text:p>2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Steigband auf Beschädigungen oder Risse prüfen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99">
            <text:p>Steigband Zentrierung des Fördergurts prüfen. Der seitliche Abstand links/rechts sollte ca. identisch sein.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99">
            <text:p>Transferband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8">
          <table:table-cell office:value-type="string" table:number-columns-spanned="6" table:number-rows-spanned="1" table:style-name="ce99">
            <text:p>Alle Mitnehmerstege auf den Förderbändern mechanisch prüfen und fixieren wenn gelockert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8">
          <table:table-cell office:value-type="string" table:number-columns-spanned="6" table:number-rows-spanned="1" table:style-name="ce112">
            <text:p>Antriebsmotoren für die Transportbänder prüfen (Geräusche, Laufruhe, Lager, Kabelanschlüsse, Schraubenkontrolle)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99">
            <text:p>Rollenförderer bei Ent- und Verpackungsstation auf Beschädigungen prüfen (Laufruhe, Geräusche, Riemen, Anschlusskabel)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8">
          <table:table-cell office:value-type="string" table:number-columns-spanned="6" table:number-rows-spanned="1" table:style-name="ce99">
            <text:p>Ausrichtung der Sensoren prüfen (Lichtschranke, Positionsschalter,Reflektoren, Füllstandssensor)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99">
            <text:p>Linearantriebe bei Befüllung Münzrollierer und Schüttgutcontainer prüfen (Bewegungen, Positionierung, Geräusche)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10">
          <table:table-cell office:value-type="string" table:number-columns-spanned="6" table:number-rows-spanned="1" table:style-name="ce99">
            <text:p>Zustand der zwei Pneumatikeinheiten kontrollieren</text:p>
            <text:p>- Kondensatabscheider</text:p>
            <text:p>- Not-Halt Entlüftungsventil</text:p>
            <text:p>- Druckregelventil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99">
            <text:p>Mechanische Kontrolle der pneumatischen Stopper, Zentrierer, Abschieber bei Münzverpacker prüfen</text:p>
            <text:p>- Bewegungsgeschwindigkeit, Druck</text:p>
            <text:p>- Endanschlag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2">
          <table:table-cell table:number-columns-repeated="6" table:style-name="ce113"/>
          <table:table-cell table:style-name="ce100"/>
          <table:table-cell table:number-columns-repeated="4" table:style-name="ce114"/>
          <table:table-cell table:number-columns-repeated="16373"/>
        </table:table-row>
        <table:table-row table:style-name="ro1">
          <table:table-cell office:value-type="string" table:style-name="ce105">
            <text:p>Wartungsarbeiten</text:p>
          </table:table-cell>
          <table:table-cell table:number-columns-repeated="3" table:style-name="ce106"/>
          <table:table-cell table:style-name="ce107"/>
          <table:table-cell table:style-name="ce106"/>
          <table:table-cell table:style-name="ce108"/>
          <table:table-cell table:number-columns-repeated="3" table:style-name="ce109"/>
          <table:table-cell table:style-name="ce110"/>
          <table:table-cell table:number-columns-repeated="16373"/>
        </table:table-row>
        <table:table-row table:style-name="ro12">
          <table:table-cell office:value-type="string" table:number-columns-spanned="6" table:number-rows-spanned="1" table:style-name="ce10">
            <text:p>Kartonverdichter, Wasserstopp Schlauchplatzsicherung prüfen.</text:p>
            <text:p>-Wasserhahn bei Kartonverdichter schliessen</text:p>
            <text:p>-Wasser Auffanggefäss unter Wasserhahn stellen</text:p>
            <text:p>-Wasserhahn sprunghaft voll öffnen.<text:s/>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">
            <text:p>Filtermatten an den Schaltschränken bei starker Verschmutzung austauschen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">
            <text:p>Sensoren mit trockenem, fusselfreien Tuch reinigen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">
            <text:p>Förderstrecken reinigen (Münzablagerungen, Papierresten)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7">
            <text:p>Roboterbereiche von Roboter 1-5 von Verschmutzungen reinigen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7">
            <text:p>Alle drei Münzrollierer von Verschmutzungen reinigen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7">
            <text:p>Kartonsverschliesser von Verschmmutzungen reinigen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7">
            <text:p>Bereich der Strapex Bindegeräte von Verschmutzungen reinigen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15">
            <text:p>Wartungsarbeiten</text:p>
          </table:table-cell>
          <table:table-cell table:number-columns-repeated="3" table:style-name="ce16"/>
          <table:table-cell table:style-name="ce17"/>
          <table:table-cell table:style-name="ce16"/>
          <table:table-cell table:style-name="ce18"/>
          <table:table-cell table:number-columns-repeated="3" table:style-name="ce19"/>
          <table:table-cell table:style-name="ce20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7">
            <text:p>Etikettierer von Verschmmutzungen reinigen</text:p>
          </table:table-cell>
          <table:covered-table-cell table:number-columns-repeated="5"/>
          <table:table-cell office:value-type="string" table:style-name="ce5">
            <text:p>3M</text:p>
          </table:table-cell>
          <table:table-cell table:number-columns-repeated="4" table:style-name="ce6"/>
          <table:table-cell table:number-columns-repeated="16373"/>
        </table:table-row>
        <table:table-row table:style-name="ro13">
          <table:table-cell office:value-type="string" table:number-columns-spanned="6" table:number-rows-spanned="1" table:style-name="ce10">
            <text:p>Prüfen ob die Daten auf der Datenablage auf dem NAS abgelegt werden, Speicher-platzbelegung prüfen</text:p>
          </table:table-cell>
          <table:covered-table-cell table:number-columns-repeated="5"/>
          <table:table-cell office:value-type="string" table:style-name="ce5">
            <text:p>1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table:number-columns-spanned="6" table:number-rows-spanned="1" table:style-name="ce38"/>
          <table:covered-table-cell table:number-columns-repeated="5"/>
          <table:table-cell table:style-name="ce21"/>
          <table:table-cell table:number-columns-repeated="4" table:style-name="ce6"/>
          <table:table-cell table:number-columns-repeated="16373"/>
        </table:table-row>
        <table:table-row table:style-name="ro2">
          <table:table-cell table:style-name="ce22"/>
          <table:table-cell table:number-columns-repeated="5" table:style-name="ce23"/>
          <table:table-cell table:style-name="ce24"/>
          <table:table-cell table:number-columns-repeated="4" table:style-name="ce14"/>
          <table:table-cell table:number-columns-repeated="16373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29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5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number-rows-repeated="6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23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505" table:style-name="ro1">
          <table:table-cell table:number-columns-repeated="16384"/>
        </table:table-row>
        <table:named-expressions>
          <table:named-range table:name="Print_Titles" table:cell-range-address="EVA.$A$3:EVA.$XFD$4" table:base-cell-address="EVA.$A$1"/>
        </table:named-expressions>
      </table:table>
      <table:table table:name="CIS" table:style-name="ta3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number-columns-spanned="8" table:number-rows-spanned="1" table:style-name="ce111">
            <text:p>Bargeldgewerk: Münzinspektions- und Sortieranlage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112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89">
            <text:p>Wartungs oder Prüfintervall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office:value-type="string" table:number-columns-spanned="1" table:number-rows-spanned="2" table:style-name="ce89">
            <text:p>nicht vorhanden</text:p>
          </table:table-cell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style-name="ce92">
            <text:p>Prüfarbeiten vor der Durchführung der Arbeiten</text:p>
          </table:table-cell>
          <table:table-cell table:number-columns-repeated="6" table:style-name="ce92"/>
          <table:table-cell table:number-columns-repeated="4" table:style-name="ce93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Not-Halt Taster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15">
          <table:table-cell office:value-type="string" table:number-columns-spanned="6" table:number-rows-spanned="1" table:style-name="ce99">
            <text:p>Alle Transportbänder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100">
            <text:p>M</text:p>
          </table:table-cell>
          <table:table-cell table:number-columns-repeated="4" table:style-name="ce101"/>
          <table:table-cell table:number-columns-repeated="16373"/>
        </table:table-row>
        <table:table-row table:style-name="ro16">
          <table:table-cell office:value-type="string" table:number-columns-spanned="6" table:number-rows-spanned="1" table:style-name="ce99">
            <text:p>Prüfen Sie alle bewegliche und schwingende Teile auf lose oder fehlende Schrauben.</text:p>
          </table:table-cell>
          <table:covered-table-cell table:number-columns-repeated="5"/>
          <table:table-cell office:value-type="string" table:style-name="ce100">
            <text:p>M</text:p>
          </table:table-cell>
          <table:table-cell table:number-columns-repeated="4" table:style-name="ce101"/>
          <table:table-cell table:number-columns-repeated="16373"/>
        </table:table-row>
        <table:table-row table:style-name="ro15">
          <table:table-cell office:value-type="string" table:number-columns-spanned="6" table:number-rows-spanned="1" table:style-name="ce94">
            <text:p>Überprüfen Sie die Kabel und anderen Anschlüsse auf Verfügbarkeit, Festigkeit, Dichtheit, Schäden, Abrieb der Isolierung.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1">
          <table:table-cell office:value-type="string" table:style-name="ce92">
            <text:p>Wartungsarbeiten</text:p>
          </table:table-cell>
          <table:table-cell table:number-columns-repeated="5" table:style-name="ce92"/>
          <table:table-cell table:style-name="ce116"/>
          <table:table-cell table:number-columns-repeated="4" table:style-name="ce93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17">
            <text:p><text:span text:style-name="T9">Gesamte Anlage reinigen:</text:span><text:span text:style-name="T9"/></text:p>
            <text:p><text:span text:style-name="T9"><text:s text:c="2"/></text:span>-Maschineninnere staubsaugen</text:p>
            <text:p><text:s text:c="2"/>-EMS staubsaugen inkl. unterhalb beider Bänder</text:p>
            <text:p><text:s text:c="2"/>-Maschinenäusseres staubsaugen; u.a. beim Bunker, Z-Förder und der Sch</text:p>
            <text:p><text:s text:c="2"/>-Auffangbehälter wie z.B. Grobabscheider, Abstreifer und bei Rückförderer entleeren und reinigen.</text:p>
            <text:p><text:s text:c="2"/>-Sortiereinheit mit einem Staubsauger oder einem weichen Tuch reinigen.</text:p>
            <text:p><text:s text:c="2"/>-Reinigungsstation-gross, in Reinigungsstation einspannen Spülwasser und fusselfreies Tuch verwenden<text:s/></text:p>
            <text:p><text:s text:c="2"/>-Reinigungsstation-klein, in Reinigungsstation einspannen Spülwasser und fusselfreies Tuch verwenden<text:s/></text:p>
          </table:table-cell>
          <table:covered-table-cell table:number-columns-repeated="5"/>
          <table:table-cell office:value-type="string" table:style-name="ce115">
            <text:p>W</text:p>
          </table:table-cell>
          <table:table-cell table:number-columns-repeated="4" table:style-name="ce44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">
            <text:p>Festsitzende Münzen in der Maschine überprüfen</text:p>
          </table:table-cell>
          <table:covered-table-cell table:number-columns-repeated="5"/>
          <table:table-cell office:value-type="string" table:style-name="ce5">
            <text:p>W</text:p>
          </table:table-cell>
          <table:table-cell table:number-columns-repeated="4" table:style-name="ce6"/>
          <table:table-cell table:number-columns-repeated="16373"/>
        </table:table-row>
        <table:table-row table:style-name="ro16">
          <table:table-cell office:value-type="string" table:number-columns-spanned="6" table:number-rows-spanned="1" table:style-name="ce10">
            <text:p>Sichtfenster reinigen mit lauwarmes Wasser sowie ein wenig Spülmittel aus.<text:s/></text:p>
            <text:p>Verwenden dabei ein Mikrofasertuch</text:p>
          </table:table-cell>
          <table:covered-table-cell table:number-columns-repeated="5"/>
          <table:table-cell office:value-type="string" table:style-name="ce5">
            <text:p>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">
            <text:p>Not-Aus-Taster, Kontrolllampen und Anzeigen</text:p>
          </table:table-cell>
          <table:covered-table-cell table:number-columns-repeated="5"/>
          <table:table-cell office:value-type="string" table:style-name="ce5">
            <text:p>J</text:p>
          </table:table-cell>
          <table:table-cell table:number-columns-repeated="4" table:style-name="ce6"/>
          <table:table-cell table:number-columns-repeated="16373"/>
        </table:table-row>
        <table:table-row table:style-name="ro17">
          <table:table-cell office:value-type="string" table:number-columns-spanned="6" table:number-rows-spanned="1" table:style-name="ce48">
            <text:p><text:span text:style-name="T9">Transportriemen gross reinigen:</text:span><text:span text:style-name="T9"/></text:p>
            <text:p><text:span text:style-name="T9"><text:s text:c="2"/></text:span>-Vereinzelung aus der Fixierung lösen und einem Tisch deponieren</text:p>
            <text:p><text:s text:c="2"/>-An der Vereinzelung prüfen, ob sich Schrauben o.ä. gelöst haben.</text:p>
            <text:p><text:s text:c="2"/>-Transportriemen mit Spuhlwasser und einem nicht kratzendem Reinigungsschwamm reinigen.</text:p>
            <text:p><text:s text:c="3"/>-Bandposition händisch drehen</text:p>
            <text:p/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8">
          <table:table-cell office:value-type="string" table:number-columns-spanned="6" table:number-rows-spanned="1" table:style-name="ce48">
            <text:p><text:span text:style-name="T9">Transportriemen klein reinigen:</text:span><text:span text:style-name="T9"/></text:p>
            <text:p><text:span text:style-name="T9"><text:s text:c="2"/></text:span>-Sortierung aufklappen</text:p>
            <text:p><text:s text:c="2"/>-An der Sortierung prüfen, ob sich Schraube gelöst haben oder starke Abnutzungen sichtbar sind.</text:p>
            <text:p><text:s text:c="2"/>-Transportriemen mit Spuhlwasser und einem nicht kratzendem Reinigungsschwamm reinigen.</text:p>
            <text:p><text:s text:c="3"/>-Bandposition händisch drehen</text:p>
            <text:p/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9">
          <table:table-cell office:value-type="string" table:number-columns-spanned="6" table:number-rows-spanned="1" table:style-name="ce49">
            <text:p><text:span text:style-name="T9">Spannung Transporriemen gross überprüfen:</text:span><text:span text:style-name="T9"/></text:p>
            <text:p><text:span text:style-name="T9"><text:s text:c="2"/></text:span>-Der Transporriemen muss so in Position gefahren werden, dass der "BGK-Schriftzug" auf die horizontale Fläche zu liegen kommt.</text:p>
            <text:p><text:s text:c="2"/>-Mittels schwarzem Marker sind dort zwei Markierungen angebracht.</text:p>
            <text:p/>
          </table:table-cell>
          <table:covered-table-cell table:number-columns-repeated="5"/>
          <table:table-cell office:value-type="string" table:number-columns-spanned="1" table:number-rows-spanned="3" table:style-name="ce50">
            <text:p>6M</text:p>
          </table:table-cell>
          <table:table-cell table:number-columns-repeated="4" table:style-name="ce40"/>
          <table:table-cell table:number-columns-repeated="16373"/>
        </table:table-row>
        <table:table-row table:style-name="ro20">
          <table:table-cell table:number-columns-spanned="4" table:number-rows-spanned="1" table:style-name="ce51"/>
          <table:covered-table-cell table:number-columns-repeated="3"/>
          <table:table-cell office:value-type="string" table:style-name="ce2">
            <text:p>Grenzwert</text:p>
          </table:table-cell>
          <table:table-cell office:value-type="string" table:style-name="ce3">
            <text:p>Messwert</text:p>
          </table:table-cell>
          <table:covered-table-cell/>
          <table:table-cell table:number-columns-repeated="4" table:style-name="ce41"/>
          <table:table-cell table:number-columns-repeated="16373"/>
        </table:table-row>
        <table:table-row table:style-name="ro21">
          <table:table-cell office:value-type="string" table:number-columns-spanned="4" table:number-rows-spanned="1" table:style-name="ce52">
            <text:p><text:s text:c="2"/>-Die Distanz von Punkt zu Punkt sollte 102cm betragen.</text:p>
          </table:table-cell>
          <table:covered-table-cell table:number-columns-repeated="3"/>
          <table:table-cell office:value-type="string" table:style-name="ce42">
            <text:p>&lt;102cm</text:p>
          </table:table-cell>
          <table:table-cell table:style-name="ce43"/>
          <table:covered-table-cell/>
          <table:table-cell table:number-columns-repeated="4" table:style-name="ce44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0">
            <text:p>Überprüfen Sie die Kabel und anderen Anschlüsse auf Verfügbarkeit, Festigkeit, Dichtheit, Schäden, Abrieb der Isolierung.</text:p>
          </table:table-cell>
          <table:covered-table-cell table:number-columns-repeated="5"/>
          <table:table-cell office:value-type="string" table:style-name="ce5">
            <text:p>J</text:p>
          </table:table-cell>
          <table:table-cell table:number-columns-repeated="4" table:style-name="ce6"/>
          <table:table-cell table:number-columns-repeated="16373"/>
        </table:table-row>
        <table:table-row table:style-name="ro22">
          <table:table-cell office:value-type="string" table:number-columns-spanned="6" table:number-rows-spanned="1" table:style-name="ce10">
            <text:p>Alle Lichtschranken und Sensoren mit einem weichen Reinigungstuch.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2">
          <table:table-cell office:value-type="string" table:number-columns-spanned="6" table:number-rows-spanned="1" table:style-name="ce10">
            <text:p>Beide Server PC-Filter überprüfen und reinigen oder austauschen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3">
          <table:table-cell office:value-type="string" table:number-columns-spanned="6" table:number-rows-spanned="1" table:style-name="ce10">
            <text:p>Kühlaggregat reinigen</text:p>
            <text:p><text:s text:c="2"/>-Nehmen Sie vorsichtig die Abdeckung des Kühlaggregats ab.</text:p>
            <text:p><text:s text:c="2"/>-Reinigen Sie die Lamellen vorsichtig mit einem Staubsauger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3">
            <text:p>Wartungsarbeiten</text:p>
          </table:table-cell>
          <table:table-cell table:number-columns-repeated="3" table:style-name="ce3"/>
          <table:table-cell table:style-name="ce2"/>
          <table:table-cell table:style-name="ce3"/>
          <table:table-cell table:style-name="ce39"/>
          <table:table-cell table:number-columns-repeated="4" table:style-name="ce4"/>
          <table:table-cell table:number-columns-repeated="16373"/>
        </table:table-row>
        <table:table-row table:style-name="ro24">
          <table:table-cell office:value-type="string" table:number-columns-spanned="6" table:number-rows-spanned="1" table:style-name="ce10">
            <text:p>Schwingplatte</text:p>
            <text:p><text:s text:c="2"/>-Der Talkbelag der Schwingplatte wird mit einem Spachtel gelöst.</text:p>
            <text:p><text:s text:c="2"/>-Anschliessend kann mit einem Reinigungstuch und Bremsreiniger der übrige Schmutz entfernt werden</text:p>
          </table:table-cell>
          <table:covered-table-cell table:number-columns-repeated="5"/>
          <table:table-cell office:value-type="string" table:style-name="ce5">
            <text:p>M</text:p>
          </table:table-cell>
          <table:table-cell table:number-columns-repeated="4" table:style-name="ce6"/>
          <table:table-cell table:number-columns-repeated="16373"/>
        </table:table-row>
        <table:table-row table:style-name="ro21">
          <table:table-cell office:value-type="string" table:number-columns-spanned="6" table:number-rows-spanned="1" table:style-name="ce10">
            <text:p>Prüfen Sie die Abscheider und Bürsten auf Verschleiß.</text:p>
          </table:table-cell>
          <table:covered-table-cell table:number-columns-repeated="5"/>
          <table:table-cell office:value-type="string" table:style-name="ce5">
            <text:p>M</text:p>
          </table:table-cell>
          <table:table-cell table:number-columns-repeated="4" table:style-name="ce6"/>
          <table:table-cell table:number-columns-repeated="16373"/>
        </table:table-row>
        <table:table-row table:style-name="ro25">
          <table:table-cell office:value-type="string" table:number-columns-spanned="6" table:number-rows-spanned="1" table:style-name="ce10">
            <text:p>Vision-Einheiten</text:p>
            <text:p><text:s text:c="2"/>-Reinigen Sie die Oberfläche der Abdeckung vorsichtig mit dem Staubsauger und <text:s/>mit einem Microphasertuch</text:p>
          </table:table-cell>
          <table:covered-table-cell table:number-columns-repeated="5"/>
          <table:table-cell office:value-type="string" table:style-name="ce5">
            <text:p>W</text:p>
          </table:table-cell>
          <table:table-cell table:number-columns-repeated="4" table:style-name="ce6"/>
          <table:table-cell table:number-columns-repeated="16373"/>
        </table:table-row>
        <table:table-row table:style-name="ro26">
          <table:table-cell office:value-type="string" table:number-columns-spanned="6" table:number-rows-spanned="1" table:style-name="ce10">
            <text:p>Vision-Linsen</text:p>
            <text:p><text:s text:c="2"/>-Reinige die Oberfläche der Linse vorsichtig mit dem Staubsauger/Druckluftpistole und mit einem Microphasertuch.</text:p>
            <text:p><text:s text:c="2"/>-Bei Flecken auf der Linse, muss ein Microphasertuch mit wenig Senorreiniger angewendet werden.</text:p>
          </table:table-cell>
          <table:covered-table-cell table:number-columns-repeated="5"/>
          <table:table-cell office:value-type="string" table:style-name="ce5">
            <text:p>M</text:p>
          </table:table-cell>
          <table:table-cell table:number-columns-repeated="4" table:style-name="ce6"/>
          <table:table-cell table:number-columns-repeated="16373"/>
        </table:table-row>
        <table:table-row table:style-name="ro24">
          <table:table-cell office:value-type="string" table:number-columns-spanned="6" table:number-rows-spanned="1" table:style-name="ce10">
            <text:p>Speicherplatz</text:p>
            <text:p><text:s text:c="2"/>-Überprüfe den Speicherplatz auf dem NAS, falls dieser überläuft können alte Daten gelöscht werden.</text:p>
            <text:p><text:s text:c="2"/>-Überprüfen den Speicherplatz auf dem Lokalen Laufwerken, falls der überläuft können Logdateien gelöscht werden.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7">
          <table:table-cell table:style-name="ce45"/>
          <table:table-cell table:number-columns-repeated="5" table:style-name="ce46"/>
          <table:table-cell table:style-name="ce13"/>
          <table:table-cell table:number-columns-repeated="4" table:style-name="ce47"/>
          <table:table-cell table:number-columns-repeated="16373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29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5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number-rows-repeated="10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16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Titles" table:cell-range-address="CIS.$A$3:CIS.$XFD$4" table:base-cell-address="CIS.$A$1"/>
        </table:named-expressions>
      </table:table>
      <table:table table:name="VHP" table:style-name="ta4">
        <table:table-column table:style-name="co1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" table:default-cell-style-name="ce1"/>
        <table:table-column table:style-name="co1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style-name="ce85">
            <text:p>Bargeldgewerk: Visuelle Handarbeitsplatz</text:p>
          </table:table-cell>
          <table:table-cell table:number-columns-repeated="2" table:style-name="ce85"/>
          <table:table-cell office:value-type="string" table:style-name="ce86">
            <text:p>Nr.</text:p>
          </table:table-cell>
          <table:table-cell table:number-columns-repeated="4" table:style-name="ce86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88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89">
            <text:p>Wartungs oder Prüfintervall [Jahr]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office:value-type="string" table:number-columns-spanned="1" table:number-rows-spanned="2" table:style-name="ce89">
            <text:p>nicht vorhanden</text:p>
          </table:table-cell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style-name="ce92">
            <text:p>Prüfarbeiten vor der Durchführung der Arbeiten</text:p>
          </table:table-cell>
          <table:table-cell table:number-columns-repeated="6" table:style-name="ce92"/>
          <table:table-cell table:number-columns-repeated="4" table:style-name="ce93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Not-Halt Taster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Sicherheitsschalter beim Steigband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Prüfung der Sicherheitseinrichtung, Andeckung auf Beschädigungen prüfen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Geräteprüfung nach SNR 462638 durchgeführt</text:p>
          </table:table-cell>
          <table:covered-table-cell table:number-columns-repeated="5"/>
          <table:table-cell office:value-type="string" table:style-name="ce100">
            <text:p>2J</text:p>
          </table:table-cell>
          <table:table-cell table:number-columns-repeated="4" table:style-name="ce101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99">
            <text:p>Steigband auf Beschädigungen oder Risse prüfen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99">
            <text:p>Steigband Zentrierung des Fördergurts prüfen. Der seitliche Abstand links/rechts sollte ca. identisch sein.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99">
            <text:p>Transferband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99">
            <text:p>Bei den zwei Antriebsmotoren die Laufruhe, Geräuschentwicklung und Lagerung prüfen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1">
          <table:table-cell office:value-type="string" table:style-name="ce92">
            <text:p>Wartungsarbeiten</text:p>
          </table:table-cell>
          <table:table-cell table:number-columns-repeated="5" table:style-name="ce92"/>
          <table:table-cell table:style-name="ce118"/>
          <table:table-cell table:number-columns-repeated="4" table:style-name="ce93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3">
            <text:p>Reinigung des HAP mittels Staubsauger und Reinigungsmittel u.a. Bremsenreiniger</text:p>
          </table:table-cell>
          <table:covered-table-cell table:number-columns-repeated="5"/>
          <table:table-cell office:value-type="string" table:style-name="ce100">
            <text:p>6M</text:p>
          </table:table-cell>
          <table:table-cell table:number-columns-repeated="4" table:style-name="ce101"/>
          <table:table-cell table:number-columns-repeated="16373"/>
        </table:table-row>
        <table:table-row table:style-name="ro27">
          <table:table-cell table:style-name="ce119"/>
          <table:table-cell table:number-columns-repeated="5" table:style-name="ce120"/>
          <table:table-cell table:style-name="ce100"/>
          <table:table-cell table:number-columns-repeated="4" table:style-name="ce101"/>
          <table:table-cell table:number-columns-repeated="16373"/>
        </table:table-row>
        <table:table-row table:style-name="ro1">
          <table:table-cell office:value-type="string" table:style-name="ce121">
            <text:p>Bemerkungen:</text:p>
          </table:table-cell>
          <table:table-cell table:number-columns-repeated="10" table:style-name="ce122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29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5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number-rows-repeated="8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30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514" table:style-name="ro1">
          <table:table-cell table:number-columns-repeated="16384"/>
        </table:table-row>
      </table:table>
      <table:table table:name="NPL" table:style-name="ta5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number-columns-spanned="8" table:number-rows-spanned="1" table:style-name="ce111">
            <text:p>Bargeldgewerk: Notenpufferlager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88">
            <text:p>Achtung: Arbeiten nur ausführen, wenn keine Werte vorhanden sind.</text:p>
            <text:p/>
            <text:p><text:span text:style-name="T10">Detailierte Wartungsbeschreibungen sind im Wartungsdokument des NPL abgelegt</text:span></text:p>
          </table:table-cell>
          <table:covered-table-cell table:number-columns-repeated="5"/>
          <table:table-cell office:value-type="string" table:number-columns-spanned="1" table:number-rows-spanned="2" table:style-name="ce89">
            <text:p>Wartungs oder Prüfintervall [Jahr]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office:value-type="string" table:number-columns-spanned="1" table:number-rows-spanned="2" table:style-name="ce89">
            <text:p>nicht vorhanden</text:p>
          </table:table-cell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91">
            <text:p>Prüfarbeiten / Funktionskontrollen</text:p>
          </table:table-cell>
          <table:covered-table-cell table:number-columns-repeated="3"/>
          <table:table-cell table:number-columns-repeated="3" table:style-name="ce92"/>
          <table:table-cell table:number-columns-repeated="4" table:style-name="ce93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112">
            <text:p>Prüfung der Sicherheitseinrichtung, Not-Halt Taster (TK01.01 / .02 / .03 / BU30)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13">
          <table:table-cell office:value-type="string" table:number-columns-spanned="6" table:number-rows-spanned="1" table:style-name="ce112">
            <text:p>Prüfung der Sicherheitseinrichtung, Abdeckung auf Beschädigungen prüfen (TK01.01 / .02 / .03 / BU30)</text:p>
          </table:table-cell>
          <table:covered-table-cell table:number-columns-repeated="5"/>
          <table:table-cell office:value-type="string" table:style-name="ce100">
            <text:p>J</text:p>
          </table:table-cell>
          <table:table-cell table:number-columns-repeated="4" table:style-name="ce101"/>
          <table:table-cell table:number-columns-repeated="16373"/>
        </table:table-row>
        <table:table-row table:style-name="ro28">
          <table:table-cell office:value-type="string" table:number-columns-spanned="6" table:number-rows-spanned="1" table:style-name="ce117">
            <text:p>Funktionstest Brandschutztore bei Wareneingang / Warenausgang / Verarbeitung</text:p>
            <text:p>- Brandschutztor 101 (2x)<text:s/></text:p>
            <text:p>- Brandschutztor 102 (2x)</text:p>
            <text:p>- Prüfpunkte: Laufverhalten, Endlagen, Abdichtung, Geräusche, Steuerungsanzeige, Abnutzungsescheinungen,<text:s/></text:p>
          </table:table-cell>
          <table:covered-table-cell table:number-columns-repeated="5"/>
          <table:table-cell office:value-type="string" table:style-name="ce115">
            <text:p>M</text:p>
          </table:table-cell>
          <table:table-cell table:number-columns-repeated="4" table:style-name="ce44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36">
            <text:p>Zustandsprüfung<text:s/><text:span text:style-name="T9">IT Infrastruktur</text:span><text:s/>gemäss Wartungsdokument<text:s/></text:p>
            <text:p>"Service- und Wartungsplan IT Infrastruktur"</text:p>
          </table:table-cell>
          <table:covered-table-cell table:number-columns-repeated="5"/>
          <table:table-cell office:value-type="string" table:style-name="ce5">
            <text:p>W</text:p>
          </table:table-cell>
          <table:table-cell table:number-columns-repeated="4" table:style-name="ce6"/>
          <table:table-cell table:number-columns-repeated="16373"/>
        </table:table-row>
        <table:table-row table:style-name="ro29">
          <table:table-cell office:value-type="string" table:number-columns-spanned="6" table:number-rows-spanned="1" table:style-name="ce36">
            <text:p><text:span text:style-name="T9">Pneumatikzentrale</text:span><text:s/>für alle unterschiedlichen Anlagebereiche in Steigzone auf Funktion, genügend Druck, Dichtheit prüfen</text:p>
            <text:p>- Kondensatabscheider</text:p>
            <text:p>- Not-Halt Entlüftungsventil</text:p>
            <text:p>- Druckregelventil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53"/>
          <table:table-cell table:number-columns-repeated="16373" table:style-name="ce54"/>
        </table:table-row>
        <table:table-row table:style-name="ro30">
          <table:table-cell office:value-type="string" table:number-columns-spanned="6" table:number-rows-spanned="1" table:style-name="ce36">
            <text:p>Zustand und Funktion der Rollenantriebe in der<text:s/><text:span text:style-name="T9">Fördertechnik</text:span><text:s/>prüfen</text:p>
            <text:p>- Antriebsriemen (Risse, Abnutzung)</text:p>
            <text:p>- Motorrollen (Laufruhe, Leichtgängigkeit, Lagerzustand)</text:p>
            <text:p>- Befestigung (Klipp, Verschraubung)</text:p>
            <text:p/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1">
          <table:table-cell office:value-type="string" table:number-columns-spanned="6" table:number-rows-spanned="1" table:style-name="ce36">
            <text:p>Zustand und Funktion aller<text:s/><text:span text:style-name="T9">Hubstopper</text:span><text:s/>in der Fördetechnik prüfen</text:p>
            <text:p>- Dichtheit der Ventile</text:p>
            <text:p>- Bewegungsgeschwindigkeit, Endanschlag des Balkens (Pneumatikzylinder)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2">
          <table:table-cell office:value-type="string" table:number-columns-spanned="6" table:number-rows-spanned="1" table:style-name="ce36">
            <text:p>Zustand und Funktion aller<text:s/><text:span text:style-name="T9">Gurtumsetzer</text:span><text:s/>prüfen</text:p>
            <text:p>- Mechanische Spannung der Antriebsriemen beim Schwert (Flachriemen)</text:p>
            <text:p>- Dichtheit der Ventile</text:p>
            <text:p>- Mechanische Bewegung der einzelnen Schwerter (Pneumatikzylinder)</text:p>
            <text:p>- Antriebsketten der Schwerter</text:p>
            <text:p>- Antriebsriemen</text:p>
            <text:p>- Asynchronmotor inkl. Mechanik (Kann manuell per Schütz angesteuert werden)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3">
          <table:table-cell office:value-type="string" table:number-columns-spanned="6" table:number-rows-spanned="1" table:style-name="ce36">
            <text:p>Zustand, Funktion, Ausrichtung aller<text:s/><text:span text:style-name="T9">Sensoren</text:span><text:s/>auf Reflektoren, Sicherheits-Lichtgitter kontrollieren</text:p>
            <text:p>- Fördertechnik</text:p>
            <text:p>- OSR</text:p>
            <text:p>- Behälterlifte</text:p>
            <text:p>- OSR-Lifte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7">
          <table:table-cell office:value-type="string" table:number-columns-spanned="6" table:number-rows-spanned="1" table:style-name="ce37">
            <text:p>Zustand und Funktion des<text:s/><text:span text:style-name="T9">EBG/Shuttleliftes</text:span><text:s/>für Shuttletausch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8">
          <table:table-cell office:value-type="string" table:number-columns-spanned="6" table:number-rows-spanned="1" table:style-name="ce36">
            <text:p>Zustand und Funktion<text:s/><text:span text:style-name="T9">OSR-Lifte</text:span><text:span text:style-name="T9"/></text:p>
            <text:p>- Motor, Kupplung (Laufruhe, Geräusche, mech. Befestigung)</text:p>
            <text:p>- Antriebswelle (Laufruhe,Abnutzung)</text:p>
            <text:p>- Hubzahnriemen (Geradelauf, Spannung, Abnutzung)</text:p>
            <text:p>- Umlenkrolle (Laufruhe, Abnutzung)</text:p>
            <text:p>- Schleppkette (Kabellauf)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4">
          <table:table-cell office:value-type="string" table:number-columns-spanned="6" table:number-rows-spanned="1" table:style-name="ce36">
            <text:p>Zustand und Funktion<text:s/><text:span text:style-name="T9">Behälterlift/Liftplattform</text:span><text:span text:style-name="T9"/></text:p>
            <text:p>- Bewegung Liftplattform (Laufruhe, Vibrationen, Geräusche)</text:p>
            <text:p>- Motor, Kupplung (Laufruhe, Geräusche, mech. Befestigung)</text:p>
            <text:p>- Antriebswelle (Laufruhe,Abnutzung)</text:p>
            <text:p>- Hubzahnriemen (Geradelauf, Spannung, Abnutzung)</text:p>
            <text:p>- Umlenkrolle (Laufruhe, Abnutzung)</text:p>
            <text:p>- Schleppkette (Kabellauf)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4">
          <table:table-cell office:value-type="string" table:number-columns-spanned="6" table:number-rows-spanned="1" table:style-name="ce36">
            <text:p>Zustand und Funktion an<text:s/><text:span text:style-name="T9">EBG/Shuttle 01 - 13</text:span><text:span text:style-name="T9"/></text:p>
            <text:p>- Sensoren, Distanzen</text:p>
            <text:p>- Laufräder für Längs- und Querfahrwerk, Seitenführungsrad (Lagerung, Laufruhe)</text:p>
            <text:p>- Teleskoparme, Antriebkette</text:p>
            <text:p>- Drehgeber, Induktivgeber</text:p>
            <text:p>- Gassenfahrt, Quergassenfahrt, Behälterentnahme, Behältereinlagerung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36">
            <text:p>Zustand und Funktion der<text:s/><text:span text:style-name="T9">Schutzvorrichtung</text:span><text:s/>zu den Gassenbereichen</text:p>
            <text:p>- Knapp-Lock</text:p>
            <text:p>- Not-Halt Taster</text:p>
            <text:p>- Schutzzaun, Schutzabdeckung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2">
          <table:table-cell table:style-name="ce55"/>
          <table:table-cell table:number-columns-repeated="5" table:style-name="ce56"/>
          <table:table-cell table:style-name="ce13"/>
          <table:table-cell table:number-columns-repeated="4" table:style-name="ce47"/>
          <table:table-cell table:number-columns-repeated="16373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29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5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number-rows-repeated="2"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5"/>
          <table:table-cell table:number-columns-repeated="16373"/>
        </table:table-row>
        <table:table-row table:style-name="ro14">
          <table:table-cell office:value-type="string" table:style-name="ce17">
            <text:p>Wartungsarbeiten TK01.01 / .02 / .03</text:p>
          </table:table-cell>
          <table:table-cell table:number-columns-repeated="5" table:style-name="ce17"/>
          <table:table-cell table:style-name="ce57"/>
          <table:table-cell table:number-columns-repeated="4" table:style-name="ce58"/>
          <table:table-cell table:number-columns-repeated="16373"/>
        </table:table-row>
        <table:table-row table:style-name="ro35">
          <table:table-cell office:value-type="string" table:number-columns-spanned="6" table:number-rows-spanned="1" table:style-name="ce36">
            <text:p>Reinigung der Fördertechnik</text:p>
            <text:p>- Barcodescanner (mittels trockenem, fusselfreiem Tuch)</text:p>
            <text:p>- Optische Sensoren / Reflektoren (mittels trockenem, fusselfreiem Tuch)</text:p>
            <text:p>- Antriebsriemen</text:p>
            <text:p>- Antriebsrollen</text:p>
            <text:p>- Gurtumsetzer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36">
          <table:table-cell office:value-type="string" table:number-columns-spanned="6" table:number-rows-spanned="1" table:style-name="ce36">
            <text:p>Reinigung dezentraler Steuerschränke mittels Staubsauger, Filtermattenaustausch</text:p>
            <text:p>- VERW: F01.GB01</text:p>
            <text:p>- WA: F01.GB02</text:p>
            <text:p>- WE: F01.GB03</text:p>
            <text:p>- Steigzone: F01.GB04 / F01.GB05 / F01.1 / F01.2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36">
            <text:p>Reinigung dezentraler Steuerschrank Brandschutztore (Stöbich)</text:p>
          </table:table-cell>
          <table:covered-table-cell table:number-columns-repeated="5"/>
          <table:table-cell office:value-type="string" table:style-name="ce5">
            <text:p>J</text:p>
          </table:table-cell>
          <table:table-cell table:number-columns-repeated="4" table:style-name="ce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36">
            <text:p>Reinigung dezentraler Steuerschrank Tresorschieber (Hügli)</text:p>
          </table:table-cell>
          <table:covered-table-cell table:number-columns-repeated="5"/>
          <table:table-cell office:value-type="string" table:style-name="ce5">
            <text:p>J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3">
            <text:p>Wartungsarbeiten OSR U30</text:p>
          </table:table-cell>
          <table:table-cell table:number-columns-repeated="3" table:style-name="ce3"/>
          <table:table-cell table:style-name="ce2"/>
          <table:table-cell table:style-name="ce3"/>
          <table:table-cell table:style-name="ce39"/>
          <table:table-cell table:number-columns-repeated="4" table:style-name="ce4"/>
          <table:table-cell table:number-columns-repeated="16373"/>
        </table:table-row>
        <table:table-row table:style-name="ro5">
          <table:table-cell office:value-type="string" table:number-columns-spanned="6" table:number-rows-spanned="1" table:style-name="ce36">
            <text:p>Reinigung<text:s/><text:span text:style-name="T9">dezentraler Steuerschränke<text:s/></text:span>mittels Staubsauger, Filtermattenaustausch</text:p>
            <text:p>- SH01.04+BHLF1</text:p>
            <text:p>- SH01.01+F1</text:p>
            <text:p>- SH01.01+SUV01</text:p>
            <text:p>- SH01.02+SUV01</text:p>
            <text:p>- SH01.03+SUV01</text:p>
            <text:p/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6">
            <text:p>Reinigungsarbeiten in den<text:s/><text:span text:style-name="T9">Gassenbereichen</text:span><text:span text:style-name="T9"/></text:p>
            <text:p>- Knapp-Lock</text:p>
            <text:p>- Quergangüberwachungssensoren</text:p>
            <text:p>- Reflektorfolien</text:p>
            <text:p>- Fahrprofil</text:p>
            <text:p>- Stromschienen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59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6">
            <text:p>Reinigungsarbeiten im<text:s/><text:span text:style-name="T9">OSR Shuttle-Lift Zwischenpuffer</text:span><text:span text:style-name="T9"/></text:p>
            <text:p>- Optische Sensoren, Reflektoren</text:p>
            <text:p>- Gabellichtschranke</text:p>
            <text:p>- Sicherheitslichtgitter</text:p>
            <text:p>- Keilrippenriemen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36">
            <text:p>Reinigungsarbeiten an<text:s/><text:span text:style-name="T9">EBG/Shuttle 01 - 13</text:span><text:span text:style-name="T9"/></text:p>
            <text:p>- Sensoren, Reflektoren</text:p>
            <text:p>- Gleitleiste, Schleifer, Laufräder</text:p>
            <text:p>- LED-Steifen, Shuttlegehäuse</text:p>
            <text:p>- Teleskoparme, Antriebkette</text:p>
          </table:table-cell>
          <table:covered-table-cell table:number-columns-repeated="5"/>
          <table:table-cell office:value-type="string" table:style-name="ce5">
            <text:p>6M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37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38">
          <table:table-cell table:number-columns-repeated="11" table:style-name="ce26"/>
          <table:table-cell table:number-columns-repeated="16373" table:style-name="ce60"/>
        </table:table-row>
        <table:table-row table:style-name="ro38">
          <table:table-cell table:style-name="ce27"/>
          <table:table-cell table:number-columns-repeated="5" table:style-name="ce28"/>
          <table:table-cell table:style-name="ce29"/>
          <table:table-cell table:number-columns-repeated="4" table:style-name="ce30"/>
          <table:table-cell table:number-columns-repeated="16373"/>
        </table:table-row>
        <table:table-row table:style-name="ro38">
          <table:table-cell table:number-columns-repeated="11" table:style-name="ce30"/>
          <table:table-cell table:number-columns-repeated="16373"/>
        </table:table-row>
        <table:table-row table:style-name="ro38">
          <table:table-cell table:style-name="ce31"/>
          <table:table-cell table:number-columns-repeated="5" table:style-name="ce32"/>
          <table:table-cell table:style-name="ce33"/>
          <table:table-cell table:number-columns-repeated="4" table:style-name="ce34"/>
          <table:table-cell table:number-columns-repeated="16373"/>
        </table:table-row>
        <table:table-row table:style-name="ro38">
          <table:table-cell table:number-columns-repeated="11" table:style-name="ce30"/>
          <table:table-cell table:number-columns-repeated="16373"/>
        </table:table-row>
        <table:table-row table:number-rows-repeated="5" table:style-name="ro14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10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16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Titles" table:cell-range-address="NPL.$A$3:NPL.$XFD$4" table:base-cell-address="NPL.$A$1"/>
        </table:named-expressions>
      </table:table>
      <table:table table:name="BPS_M7" table:style-name="ta6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number-columns-spanned="8" table:number-rows-spanned="1" table:style-name="ce126">
            <text:p>Bargeldgewerk: <text:s text:c="4"/>BPS M7<text:s/>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127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9">
            <text:p>Wartungshandbuch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table:number-columns-spanned="1" table:number-rows-spanned="2" table:style-name="ce128"/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29">
            <text:p>Bei ausgeschalteter Maschine</text:p>
          </table:table-cell>
          <table:covered-table-cell table:number-columns-repeated="3"/>
          <table:table-cell table:number-columns-repeated="3" table:style-name="ce92"/>
          <table:table-cell table:number-columns-repeated="4" table:style-name="ce93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99">
            <text:p>Rundriemen im Eingabemodul tauschen<text:s/></text:p>
          </table:table-cell>
          <table:covered-table-cell table:number-columns-repeated="5"/>
          <table:table-cell office:value-type="float" office:value="73" table:style-name="ce130">
            <text:p>73</text:p>
          </table:table-cell>
          <table:table-cell table:number-columns-repeated="4" table:style-name="ce101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99">
            <text:p>Rundriemen im OM, DM und SM prüfen</text:p>
          </table:table-cell>
          <table:covered-table-cell table:number-columns-repeated="5"/>
          <table:table-cell office:value-type="float" office:value="73" table:style-name="ce130">
            <text:p>73</text:p>
          </table:table-cell>
          <table:table-cell table:number-columns-repeated="4" table:style-name="ce101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31">
            <text:p>Doppelspurbanderolierer reinigen und justieren</text:p>
          </table:table-cell>
          <table:covered-table-cell table:number-columns-repeated="5"/>
          <table:table-cell office:value-type="float" office:value="79" table:style-name="ce124">
            <text:p>79</text:p>
          </table:table-cell>
          <table:table-cell table:number-columns-repeated="4" table:style-name="ce125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Flach- Zahnriemen Hauptantrieb prüfen</text:p>
          </table:table-cell>
          <table:covered-table-cell table:number-columns-repeated="5"/>
          <table:table-cell office:value-type="float" office:value="87" table:style-name="ce61">
            <text:p>87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Rotor und Vereinzlerwalze reinig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Rotor und Stator der Rückhaltewalze reinigen</text:p>
          </table:table-cell>
          <table:covered-table-cell table:number-columns-repeated="5"/>
          <table:table-cell office:value-type="float" office:value="68" table:style-name="ce61">
            <text:p>68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BN-Eingabebereich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ichtschranken Schiebetürenüberwachung reinigen</text:p>
          </table:table-cell>
          <table:covered-table-cell table:number-columns-repeated="5"/>
          <table:table-cell office:value-type="float" office:value="61" table:style-name="ce61">
            <text:p>61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Banknotenweichen prüfen</text:p>
          </table:table-cell>
          <table:covered-table-cell table:number-columns-repeated="5"/>
          <table:table-cell office:value-type="float" office:value="89" table:style-name="ce61">
            <text:p>89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Bündler prüfen</text:p>
          </table:table-cell>
          <table:covered-table-cell table:number-columns-repeated="5"/>
          <table:table-cell office:value-type="float" office:value="90" table:style-name="ce61">
            <text:p>90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Shredder prüfen</text:p>
          </table:table-cell>
          <table:covered-table-cell table:number-columns-repeated="5"/>
          <table:table-cell office:value-type="float" office:value="140" table:style-name="ce61">
            <text:p>140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Leitbleche und Weichenflügel im Shredderbereich <text:s text:c="2"/>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Filtermatten der Lüfter reinigen</text:p>
          </table:table-cell>
          <table:covered-table-cell table:number-columns-repeated="5"/>
          <table:table-cell office:value-type="float" office:value="99" table:style-name="ce61">
            <text:p>99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Warnzeichen prüfen</text:p>
          </table:table-cell>
          <table:covered-table-cell table:number-columns-repeated="5"/>
          <table:table-cell office:value-type="float" office:value="94" table:style-name="ce61">
            <text:p>94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Staplerscheiben reinigen</text:p>
          </table:table-cell>
          <table:covered-table-cell table:number-columns-repeated="5"/>
          <table:table-cell office:value-type="float" office:value="66" table:style-name="ce61">
            <text:p>66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Flachriemen reinig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2">
          <table:table-cell table:style-name="ce55"/>
          <table:table-cell table:number-columns-repeated="5" table:style-name="ce56"/>
          <table:table-cell table:style-name="ce64"/>
          <table:table-cell table:number-columns-repeated="16377" table:style-name="ce1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66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66"/>
          <table:table-cell table:number-columns-repeated="4" table:style-name="ce35"/>
          <table:table-cell table:number-columns-repeated="16373"/>
        </table:table-row>
        <table:table-row table:style-name="ro14">
          <table:table-cell table:style-name="ce55"/>
          <table:table-cell table:number-columns-repeated="5" table:style-name="ce56"/>
          <table:table-cell table:style-name="ce64"/>
          <table:table-cell table:number-columns-repeated="4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39">
          <table:table-cell office:value-type="string" table:style-name="ce67">
            <text:p>Bei eingeschalteter Maschine</text:p>
          </table:table-cell>
          <table:table-cell table:style-name="ce67"/>
          <table:table-cell table:number-columns-repeated="5" table:style-name="ce68"/>
          <table:table-cell table:number-columns-repeated="4" table:style-name="ce69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8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">
            <text:p>Wartungshandbuch</text:p>
          </table:table-cell>
          <table:table-cell office:value-type="string" table:number-columns-spanned="1" table:number-rows-spanned="2" table:style-name="ce8">
            <text:p>in Ordnung</text:p>
          </table:table-cell>
          <table:table-cell office:value-type="string" table:number-columns-spanned="1" table:number-rows-spanned="2" table:style-name="ce8">
            <text:p>nicht in Ordnung</text:p>
          </table:table-cell>
          <table:table-cell office:value-type="string" table:number-columns-spanned="1" table:number-rows-spanned="2" table:style-name="ce9">
            <text:p>erledigt</text:p>
          </table:table-cell>
          <table:table-cell table:number-columns-spanned="1" table:number-rows-spanned="2" table:style-name="ce38"/>
          <table:table-cell table:number-columns-repeated="16373"/>
        </table:table-row>
        <table:table-row table:style-name="ro40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hredder - Sicherheitsbereich prüfen</text:p>
          </table:table-cell>
          <table:covered-table-cell table:number-columns-repeated="5"/>
          <table:table-cell office:value-type="float" office:value="148" table:style-name="ce61">
            <text:p>148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uftleitplatte und Reflextaster prüfen</text:p>
          </table:table-cell>
          <table:covered-table-cell table:number-columns-repeated="5"/>
          <table:table-cell office:value-type="float" office:value="103" table:style-name="ce61">
            <text:p>103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Unterdrucksystem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üfter prüfen</text:p>
          </table:table-cell>
          <table:covered-table-cell table:number-columns-repeated="5"/>
          <table:table-cell office:value-type="float" office:value="102" table:style-name="ce61">
            <text:p>102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2">
          <table:table-cell table:style-name="ce55"/>
          <table:table-cell table:number-columns-repeated="5" table:style-name="ce56"/>
          <table:table-cell table:style-name="ce64"/>
          <table:table-cell table:number-columns-repeated="16377" table:style-name="ce1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39">
          <table:table-cell office:value-type="string" table:style-name="ce71">
            <text:p>Bei laufender Maschine</text:p>
          </table:table-cell>
          <table:table-cell table:number-columns-repeated="3" table:style-name="ce39"/>
          <table:table-cell table:style-name="ce72"/>
          <table:table-cell table:number-columns-repeated="2" table:style-name="ce39"/>
          <table:table-cell table:number-columns-repeated="4" table:style-name="ce73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8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">
            <text:p>Wartungshandbuch</text:p>
          </table:table-cell>
          <table:table-cell office:value-type="string" table:number-columns-spanned="1" table:number-rows-spanned="2" table:style-name="ce8">
            <text:p>in Ordnung</text:p>
          </table:table-cell>
          <table:table-cell office:value-type="string" table:number-columns-spanned="1" table:number-rows-spanned="2" table:style-name="ce8">
            <text:p>nicht in Ordnung</text:p>
          </table:table-cell>
          <table:table-cell office:value-type="string" table:number-columns-spanned="1" table:number-rows-spanned="2" table:style-name="ce9">
            <text:p>erledigt</text:p>
          </table:table-cell>
          <table:table-cell table:number-columns-spanned="1" table:number-rows-spanned="2" table:style-name="ce38"/>
          <table:table-cell table:number-columns-repeated="16373"/>
        </table:table-row>
        <table:table-row table:style-name="ro40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Rundriemen auf Gleichlauf über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74"/>
          <table:table-cell table:number-columns-repeated="16373" table:style-name="ce60"/>
        </table:table-row>
        <table:table-row table:style-name="ro14">
          <table:table-cell office:value-type="string" table:number-columns-spanned="6" table:number-rows-spanned="1" table:style-name="ce11">
            <text:p>Transport- und Antriebsrollen prüfen</text:p>
          </table:table-cell>
          <table:covered-table-cell table:number-columns-repeated="5"/>
          <table:table-cell office:value-type="float" office:value="109" table:style-name="ce61">
            <text:p>109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Banderolendruckköpfe und Farbbänder prüfen</text:p>
          </table:table-cell>
          <table:covered-table-cell table:number-columns-repeated="5"/>
          <table:table-cell office:value-type="float" office:value="112" table:style-name="ce61">
            <text:p>112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Banderolierungsvorgang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hredder- Saugluftüberwachung prüfen</text:p>
          </table:table-cell>
          <table:covered-table-cell table:number-columns-repeated="5"/>
          <table:table-cell office:value-type="float" office:value="150" table:style-name="ce61">
            <text:p>150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icherheitseinrichtung prüfen</text:p>
          </table:table-cell>
          <table:covered-table-cell table:number-columns-repeated="5"/>
          <table:table-cell office:value-type="float" office:value="106" table:style-name="ce61">
            <text:p>106</text:p>
          </table:table-cell>
          <table:table-cell table:number-columns-repeated="4" table:style-name="ce75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4">
          <table:table-cell table:style-name="ce55"/>
          <table:table-cell table:number-columns-repeated="5" table:style-name="ce56"/>
          <table:table-cell table:style-name="ce64"/>
          <table:table-cell table:number-columns-repeated="4" table:style-name="ce14"/>
          <table:table-cell table:number-columns-repeated="16373"/>
        </table:table-row>
        <table:table-row table:style-name="ro39">
          <table:table-cell office:value-type="string" table:style-name="ce71">
            <text:p>Benötigte Artikel</text:p>
          </table:table-cell>
          <table:table-cell table:number-columns-repeated="3" table:style-name="ce39"/>
          <table:table-cell table:style-name="ce72"/>
          <table:table-cell table:number-columns-repeated="2" table:style-name="ce39"/>
          <table:table-cell table:number-columns-repeated="4" table:style-name="ce73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9">
            <text:p>Artikel <text:s text:c="71"/>Artikelnummer</text:p>
          </table:table-cell>
          <table:covered-table-cell table:number-columns-repeated="5"/>
          <table:table-cell office:value-type="string" table:number-columns-spanned="2" table:number-rows-spanned="2" table:style-name="ce9">
            <text:p>Anzahl</text:p>
          </table:table-cell>
          <table:covered-table-cell/>
          <table:table-cell office:value-type="string" table:number-columns-spanned="2" table:number-rows-spanned="2" table:style-name="ce9">
            <text:p>Lagerort</text:p>
          </table:table-cell>
          <table:covered-table-cell/>
          <table:table-cell table:number-columns-spanned="1" table:number-rows-spanned="2" table:style-name="ce38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3467 (M415)</text:p>
          </table:table-cell>
          <table:covered-table-cell table:number-columns-repeated="3"/>
          <table:table-cell office:value-type="string" table:number-columns-spanned="2" table:number-rows-spanned="1" table:style-name="ce11">
            <text:p>262 407 00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1">
            <text:p>2I</text:p>
          </table:table-cell>
          <table:covered-table-cell/>
          <table:table-cell table:style-name="ce76"/>
          <table:table-cell table:number-columns-repeated="16373" table:style-name="ce60"/>
        </table:table-row>
        <table:table-row table:style-name="ro14">
          <table:table-cell office:value-type="string" table:number-columns-spanned="4" table:number-rows-spanned="1" table:style-name="ce11">
            <text:p>Rundriemen L = 2409 (M414)</text:p>
          </table:table-cell>
          <table:covered-table-cell table:number-columns-repeated="3"/>
          <table:table-cell office:value-type="string" table:number-columns-spanned="2" table:number-rows-spanned="1" table:style-name="ce77">
            <text:p>263 536 00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135 (M402)</text:p>
          </table:table-cell>
          <table:covered-table-cell table:number-columns-repeated="3"/>
          <table:table-cell office:value-type="string" table:number-columns-spanned="2" table:number-rows-spanned="1" table:style-name="ce77">
            <text:p>262 507 00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1510 (M306)</text:p>
          </table:table-cell>
          <table:covered-table-cell table:number-columns-repeated="3"/>
          <table:table-cell office:value-type="string" table:number-columns-spanned="2" table:number-rows-spanned="1" table:style-name="ce77">
            <text:p>117 363 00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990 (M376)</text:p>
          </table:table-cell>
          <table:covered-table-cell table:number-columns-repeated="3"/>
          <table:table-cell office:value-type="string" table:number-columns-spanned="2" table:number-rows-spanned="1" table:style-name="ce77">
            <text:p>268 909 001<text:s text:c="3"/></text:p>
          </table:table-cell>
          <table:covered-table-cell/>
          <table:table-cell office:value-type="float" office:value="2" table:number-columns-spanned="2" table:number-rows-spanned="1" table:style-name="ce80">
            <text:p>2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97 (M281)</text:p>
          </table:table-cell>
          <table:covered-table-cell table:number-columns-repeated="3"/>
          <table:table-cell office:value-type="string" table:number-columns-spanned="2" table:number-rows-spanned="1" table:style-name="ce77">
            <text:p>244 040 00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48 (M280)</text:p>
          </table:table-cell>
          <table:covered-table-cell table:number-columns-repeated="3"/>
          <table:table-cell office:value-type="string" table:number-columns-spanned="2" table:number-rows-spanned="1" table:style-name="ce77">
            <text:p>156 537 01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2I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Klemmrollen</text:p>
          </table:table-cell>
          <table:covered-table-cell table:number-columns-repeated="3"/>
          <table:table-cell office:value-type="string" table:number-columns-spanned="2" table:number-rows-spanned="1" table:style-name="ce77">
            <text:p>272 900 011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1A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Kugellager 6001-2RSH</text:p>
          </table:table-cell>
          <table:covered-table-cell table:number-columns-repeated="3"/>
          <table:table-cell office:value-type="string" table:number-columns-spanned="2" table:number-rows-spanned="1" table:style-name="ce77">
            <text:p>188 512 000<text:s text:c="3"/>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1A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Einlaufblech (M308)</text:p>
          </table:table-cell>
          <table:covered-table-cell table:number-columns-repeated="3"/>
          <table:table-cell office:value-type="string" table:number-columns-spanned="2" table:number-rows-spanned="1" table:style-name="ce77">
            <text:p>155 487 021<text:s text:c="3"/></text:p>
          </table:table-cell>
          <table:covered-table-cell/>
          <table:table-cell office:value-type="float" office:value="1" table:number-columns-spanned="2" table:number-rows-spanned="1" table:style-name="ce80">
            <text:p>1</text:p>
          </table:table-cell>
          <table:covered-table-cell/>
          <table:table-cell office:value-type="string" table:number-columns-spanned="2" table:number-rows-spanned="1" table:style-name="ce82">
            <text:p>1B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Schieber</text:p>
          </table:table-cell>
          <table:covered-table-cell table:number-columns-repeated="3"/>
          <table:table-cell office:value-type="string" table:number-columns-spanned="2" table:number-rows-spanned="1" table:style-name="ce77">
            <text:p>212 408 021<text:s text:c="3"/></text:p>
          </table:table-cell>
          <table:covered-table-cell/>
          <table:table-cell office:value-type="float" office:value="1" table:number-columns-spanned="2" table:number-rows-spanned="1" table:style-name="ce80">
            <text:p>1</text:p>
          </table:table-cell>
          <table:covered-table-cell/>
          <table:table-cell office:value-type="string" table:number-columns-spanned="2" table:number-rows-spanned="1" table:style-name="ce82">
            <text:p>1B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Kugellager (6007 LB) Rotor</text:p>
          </table:table-cell>
          <table:covered-table-cell table:number-columns-repeated="3"/>
          <table:table-cell table:number-columns-spanned="2" table:number-rows-spanned="1" table:style-name="ce38"/>
          <table:covered-table-cell/>
          <table:table-cell office:value-type="float" office:value="1" table:number-columns-spanned="2" table:number-rows-spanned="1" table:style-name="ce80">
            <text:p>1</text:p>
          </table:table-cell>
          <table:covered-table-cell/>
          <table:table-cell office:value-type="string" table:number-columns-spanned="2" table:number-rows-spanned="1" table:style-name="ce83">
            <text:p>Werkstatt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number-rows-repeated="3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25">
            <text:p>Zusätzliche Arbeit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number-rows-repeated="5"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number-rows-repeated="7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24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456" table:style-name="ro1">
          <table:table-cell table:number-columns-repeated="16384"/>
        </table:table-row>
        <table:named-expressions>
          <table:named-range table:name="X" table:cell-range-address="BPS_M7.$H$6" table:base-cell-address="BPS_M7.$A$1"/>
        </table:named-expressions>
      </table:table>
      <table:table table:name="BPS_1020" table:style-name="ta7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84">
            <text:p>Datum:</text:p>
          </table:table-cell>
          <table:table-cell table:number-columns-repeated="2" table:style-name="ce84"/>
          <table:table-cell office:value-type="string" table:number-columns-spanned="8" table:number-rows-spanned="1" table:style-name="ce126">
            <text:p>Bargeldgewerk: <text:s text:c="4"/>BPS 1020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Wartungsfirma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84">
            <text:p>Stunden:</text:p>
          </table:table-cell>
          <table:table-cell table:number-columns-repeated="2" table:style-name="ce84"/>
          <table:table-cell office:value-type="string" table:number-columns-spanned="8" table:number-rows-spanned="1" table:style-name="ce87">
            <text:p>Noten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number-columns-spanned="6" table:number-rows-spanned="2" table:style-name="ce127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9">
            <text:p>Wartungshandbuch</text:p>
          </table:table-cell>
          <table:table-cell office:value-type="string" table:number-columns-spanned="1" table:number-rows-spanned="2" table:style-name="ce89">
            <text:p>in Ordnung</text:p>
          </table:table-cell>
          <table:table-cell office:value-type="string" table:number-columns-spanned="1" table:number-rows-spanned="2" table:style-name="ce89">
            <text:p>nicht in Ordnung</text:p>
          </table:table-cell>
          <table:table-cell office:value-type="string" table:number-columns-spanned="1" table:number-rows-spanned="2" table:style-name="ce90">
            <text:p>erledigt</text:p>
          </table:table-cell>
          <table:table-cell table:number-columns-spanned="1" table:number-rows-spanned="2" table:style-name="ce128"/>
          <table:table-cell table:number-columns-repeated="16373"/>
        </table:table-row>
        <table:table-row table:style-name="ro3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29">
            <text:p>Bei ausgeschalteter Maschine</text:p>
          </table:table-cell>
          <table:covered-table-cell table:number-columns-repeated="3"/>
          <table:table-cell table:number-columns-repeated="3" table:style-name="ce92"/>
          <table:table-cell table:number-columns-repeated="4" table:style-name="ce93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99">
            <text:p>Rundriemen im Eingabemodul tauschen<text:s/></text:p>
          </table:table-cell>
          <table:covered-table-cell table:number-columns-repeated="5"/>
          <table:table-cell office:value-type="string" table:style-name="ce132">
            <text:p>61</text:p>
          </table:table-cell>
          <table:table-cell table:number-columns-repeated="4" table:style-name="ce101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99">
            <text:p>Rundriemen im OM, DM und SM prüfen</text:p>
          </table:table-cell>
          <table:covered-table-cell table:number-columns-repeated="5"/>
          <table:table-cell office:value-type="float" office:value="68" table:style-name="ce130">
            <text:p>68</text:p>
          </table:table-cell>
          <table:table-cell table:number-columns-repeated="4" table:style-name="ce101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31">
            <text:p>Antriebsriemen prüfen</text:p>
          </table:table-cell>
          <table:covered-table-cell table:number-columns-repeated="5"/>
          <table:table-cell office:value-type="string" table:style-name="ce124">
            <text:p>74</text:p>
          </table:table-cell>
          <table:table-cell table:number-columns-repeated="4" table:style-name="ce125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Rotor und Vereinzlerwalze prüfen und reinigen</text:p>
          </table:table-cell>
          <table:covered-table-cell table:number-columns-repeated="5"/>
          <table:table-cell office:value-type="string" table:style-name="ce61">
            <text:p>57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Rotor und Stator der Rückhalteblock prüfen und reinigen</text:p>
          </table:table-cell>
          <table:covered-table-cell table:number-columns-repeated="5"/>
          <table:table-cell office:value-type="string" table:style-name="ce61">
            <text:p>59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BN-Eingabebereich prüfen</text:p>
          </table:table-cell>
          <table:covered-table-cell table:number-columns-repeated="5"/>
          <table:table-cell office:value-type="float" office:value="27" table:style-name="ce61">
            <text:p>27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Shredder prüfen</text:p>
          </table:table-cell>
          <table:covered-table-cell table:number-columns-repeated="5"/>
          <table:table-cell office:value-type="float" office:value="80" table:style-name="ce61">
            <text:p>80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eitbleche und Weichenflügel im Shredderbereich prüfen</text:p>
          </table:table-cell>
          <table:covered-table-cell table:number-columns-repeated="5"/>
          <table:table-cell office:value-type="float" office:value="76" table:style-name="ce61">
            <text:p>76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Filtermatten der Lüfter reinigen</text:p>
          </table:table-cell>
          <table:covered-table-cell table:number-columns-repeated="5"/>
          <table:table-cell office:value-type="float" office:value="85" table:style-name="ce61">
            <text:p>85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Warnzeichen prüfen</text:p>
          </table:table-cell>
          <table:covered-table-cell table:number-columns-repeated="5"/>
          <table:table-cell office:value-type="float" office:value="81" table:style-name="ce61">
            <text:p>81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Staplerscheiben reinigen</text:p>
          </table:table-cell>
          <table:covered-table-cell table:number-columns-repeated="5"/>
          <table:table-cell office:value-type="float" office:value="56" table:style-name="ce61">
            <text:p>56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77">
            <text:p>Flachriemen reinig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2">
          <table:table-cell table:style-name="ce55"/>
          <table:table-cell table:number-columns-repeated="5" table:style-name="ce56"/>
          <table:table-cell table:style-name="ce64"/>
          <table:table-cell table:number-columns-repeated="16377" table:style-name="ce1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66"/>
          <table:table-cell table:number-columns-repeated="4" table:style-name="ce34"/>
          <table:table-cell table:number-columns-repeated="16373"/>
        </table:table-row>
        <table:table-row table:style-name="ro14">
          <table:table-cell table:number-columns-repeated="11" table:style-name="ce30"/>
          <table:table-cell table:number-columns-repeated="16373"/>
        </table:table-row>
        <table:table-row table:style-name="ro14">
          <table:table-cell table:style-name="ce31"/>
          <table:table-cell table:number-columns-repeated="5" table:style-name="ce32"/>
          <table:table-cell table:style-name="ce66"/>
          <table:table-cell table:number-columns-repeated="4" table:style-name="ce35"/>
          <table:table-cell table:number-columns-repeated="16373"/>
        </table:table-row>
        <table:table-row table:number-rows-repeated="3" table:style-name="ro14">
          <table:table-cell table:style-name="ce55"/>
          <table:table-cell table:number-columns-repeated="5" table:style-name="ce56"/>
          <table:table-cell table:style-name="ce64"/>
          <table:table-cell table:number-columns-repeated="4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39">
          <table:table-cell office:value-type="string" table:style-name="ce67">
            <text:p>Bei eingeschalteter Maschine</text:p>
          </table:table-cell>
          <table:table-cell table:style-name="ce67"/>
          <table:table-cell table:number-columns-repeated="5" table:style-name="ce68"/>
          <table:table-cell table:number-columns-repeated="4" table:style-name="ce69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8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">
            <text:p>Wartungshandbuch</text:p>
          </table:table-cell>
          <table:table-cell office:value-type="string" table:number-columns-spanned="1" table:number-rows-spanned="2" table:style-name="ce8">
            <text:p>in Ordnung</text:p>
          </table:table-cell>
          <table:table-cell office:value-type="string" table:number-columns-spanned="1" table:number-rows-spanned="2" table:style-name="ce8">
            <text:p>nicht in Ordnung</text:p>
          </table:table-cell>
          <table:table-cell office:value-type="string" table:number-columns-spanned="1" table:number-rows-spanned="2" table:style-name="ce9">
            <text:p>erledigt</text:p>
          </table:table-cell>
          <table:table-cell table:number-columns-spanned="1" table:number-rows-spanned="2" table:style-name="ce38"/>
          <table:table-cell table:number-columns-repeated="16373"/>
        </table:table-row>
        <table:table-row table:style-name="ro40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hredder - Sicherheitsbereich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uftleitplatte und Reflextaster prüfen</text:p>
          </table:table-cell>
          <table:covered-table-cell table:number-columns-repeated="5"/>
          <table:table-cell office:value-type="float" office:value="89" table:style-name="ce61">
            <text:p>89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Unterdrucksystem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14">
          <table:table-cell office:value-type="string" table:number-columns-spanned="6" table:number-rows-spanned="1" table:style-name="ce11">
            <text:p>Lüfter prüfen</text:p>
          </table:table-cell>
          <table:covered-table-cell table:number-columns-repeated="5"/>
          <table:table-cell office:value-type="float" office:value="88" table:style-name="ce61">
            <text:p>88</text:p>
          </table:table-cell>
          <table:table-cell table:number-columns-repeated="4" table:style-name="ce62"/>
          <table:table-cell table:number-columns-repeated="16373" table:style-name="ce63"/>
        </table:table-row>
        <table:table-row table:style-name="ro2">
          <table:table-cell table:style-name="ce55"/>
          <table:table-cell table:number-columns-repeated="5" table:style-name="ce56"/>
          <table:table-cell table:style-name="ce64"/>
          <table:table-cell table:number-columns-repeated="16377" table:style-name="ce1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39">
          <table:table-cell office:value-type="string" table:style-name="ce71">
            <text:p>Bei laufender Maschine</text:p>
          </table:table-cell>
          <table:table-cell table:number-columns-repeated="3" table:style-name="ce39"/>
          <table:table-cell table:style-name="ce72"/>
          <table:table-cell table:number-columns-repeated="2" table:style-name="ce39"/>
          <table:table-cell table:number-columns-repeated="4" table:style-name="ce73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8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8">
            <text:p>Wartungshandbuch</text:p>
          </table:table-cell>
          <table:table-cell office:value-type="string" table:number-columns-spanned="1" table:number-rows-spanned="2" table:style-name="ce8">
            <text:p>in Ordnung</text:p>
          </table:table-cell>
          <table:table-cell office:value-type="string" table:number-columns-spanned="1" table:number-rows-spanned="2" table:style-name="ce8">
            <text:p>nicht in Ordnung</text:p>
          </table:table-cell>
          <table:table-cell office:value-type="string" table:number-columns-spanned="1" table:number-rows-spanned="2" table:style-name="ce9">
            <text:p>erledigt</text:p>
          </table:table-cell>
          <table:table-cell table:number-columns-spanned="1" table:number-rows-spanned="2" table:style-name="ce38"/>
          <table:table-cell table:number-columns-repeated="16373"/>
        </table:table-row>
        <table:table-row table:style-name="ro40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Rundriemen auf Gleichlauf über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74"/>
          <table:table-cell table:number-columns-repeated="16373" table:style-name="ce60"/>
        </table:table-row>
        <table:table-row table:style-name="ro14">
          <table:table-cell office:value-type="string" table:number-columns-spanned="6" table:number-rows-spanned="1" table:style-name="ce11">
            <text:p>Transport- und Antriebsrollen prüfen</text:p>
          </table:table-cell>
          <table:covered-table-cell table:number-columns-repeated="5"/>
          <table:table-cell office:value-type="float" office:value="93" table:style-name="ce61">
            <text:p>93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Banderolendruckköpfe und Farbbänder prüfen</text:p>
          </table:table-cell>
          <table:covered-table-cell table:number-columns-repeated="5"/>
          <table:table-cell office:value-type="float" office:value="96" table:style-name="ce61">
            <text:p>96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Banderolierungsvorgang prüfen</text:p>
          </table:table-cell>
          <table:covered-table-cell table:number-columns-repeated="5"/>
          <table:table-cell office:value-type="string" table:style-name="ce61">
            <text:p>x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hredder- Saugluftüberwachung prüfen</text:p>
          </table:table-cell>
          <table:covered-table-cell table:number-columns-repeated="5"/>
          <table:table-cell office:value-type="float" office:value="124" table:style-name="ce61">
            <text:p>124</text:p>
          </table:table-cell>
          <table:table-cell table:number-columns-repeated="4" table:style-name="ce75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1">
            <text:p>Sicherheitseinrichtung prüfen</text:p>
          </table:table-cell>
          <table:covered-table-cell table:number-columns-repeated="5"/>
          <table:table-cell office:value-type="float" office:value="91" table:style-name="ce61">
            <text:p>91</text:p>
          </table:table-cell>
          <table:table-cell table:number-columns-repeated="4" table:style-name="ce75"/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25">
            <text:p>Bemerkung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4">
          <table:table-cell table:style-name="ce55"/>
          <table:table-cell table:number-columns-repeated="5" table:style-name="ce56"/>
          <table:table-cell table:style-name="ce64"/>
          <table:table-cell table:number-columns-repeated="4" table:style-name="ce14"/>
          <table:table-cell table:number-columns-repeated="16373"/>
        </table:table-row>
        <table:table-row table:style-name="ro39">
          <table:table-cell office:value-type="string" table:style-name="ce71">
            <text:p>Benötigte Artikel</text:p>
          </table:table-cell>
          <table:table-cell table:number-columns-repeated="3" table:style-name="ce39"/>
          <table:table-cell table:style-name="ce72"/>
          <table:table-cell table:number-columns-repeated="2" table:style-name="ce39"/>
          <table:table-cell table:number-columns-repeated="4" table:style-name="ce73"/>
          <table:table-cell table:number-columns-repeated="16373" table:style-name="ce63"/>
        </table:table-row>
        <table:table-row table:style-name="ro20">
          <table:table-cell office:value-type="string" table:number-columns-spanned="6" table:number-rows-spanned="2" table:style-name="ce79">
            <text:p>Artikel <text:s text:c="71"/>Artikelnummer</text:p>
          </table:table-cell>
          <table:covered-table-cell table:number-columns-repeated="5"/>
          <table:table-cell office:value-type="string" table:number-columns-spanned="2" table:number-rows-spanned="2" table:style-name="ce9">
            <text:p>Anzahl</text:p>
          </table:table-cell>
          <table:covered-table-cell/>
          <table:table-cell office:value-type="string" table:number-columns-spanned="2" table:number-rows-spanned="2" table:style-name="ce9">
            <text:p>Lagerort</text:p>
          </table:table-cell>
          <table:covered-table-cell/>
          <table:table-cell table:number-columns-spanned="1" table:number-rows-spanned="2" table:style-name="ce38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842 (M276)</text:p>
          </table:table-cell>
          <table:covered-table-cell table:number-columns-repeated="3"/>
          <table:table-cell office:value-type="string" table:number-columns-spanned="2" table:number-rows-spanned="1" table:style-name="ce11">
            <text:p>179 720 001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1">
            <text:p>3 G04</text:p>
          </table:table-cell>
          <table:covered-table-cell/>
          <table:table-cell table:style-name="ce76"/>
          <table:table-cell table:number-columns-repeated="16373" table:style-name="ce60"/>
        </table:table-row>
        <table:table-row table:style-name="ro14">
          <table:table-cell office:value-type="string" table:number-columns-spanned="4" table:number-rows-spanned="1" table:style-name="ce11">
            <text:p>Rundriemen L = 2510</text:p>
          </table:table-cell>
          <table:covered-table-cell table:number-columns-repeated="3"/>
          <table:table-cell office:value-type="string" table:number-columns-spanned="2" table:number-rows-spanned="1" table:style-name="ce77">
            <text:p>146 605 001</text:p>
          </table:table-cell>
          <table:covered-table-cell/>
          <table:table-cell office:value-type="float" office:value="2" table:number-columns-spanned="2" table:number-rows-spanned="1" table:style-name="ce80">
            <text:p>2</text:p>
          </table:table-cell>
          <table:covered-table-cell/>
          <table:table-cell office:value-type="string" table:number-columns-spanned="2" table:number-rows-spanned="1" table:style-name="ce82">
            <text:p>3 H01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233 (M274)</text:p>
          </table:table-cell>
          <table:covered-table-cell table:number-columns-repeated="3"/>
          <table:table-cell office:value-type="string" table:number-columns-spanned="2" table:number-rows-spanned="1" table:style-name="ce77">
            <text:p>179 718 001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3 G02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1707 (M275)</text:p>
          </table:table-cell>
          <table:covered-table-cell table:number-columns-repeated="3"/>
          <table:table-cell office:value-type="string" table:number-columns-spanned="2" table:number-rows-spanned="1" table:style-name="ce77">
            <text:p>179 719 001</text:p>
          </table:table-cell>
          <table:covered-table-cell/>
          <table:table-cell office:value-type="float" office:value="2" table:number-columns-spanned="2" table:number-rows-spanned="1" table:style-name="ce80">
            <text:p>2</text:p>
          </table:table-cell>
          <table:covered-table-cell/>
          <table:table-cell office:value-type="string" table:number-columns-spanned="2" table:number-rows-spanned="1" table:style-name="ce82">
            <text:p>3 G01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48 (M279)</text:p>
          </table:table-cell>
          <table:covered-table-cell table:number-columns-repeated="3"/>
          <table:table-cell office:value-type="string" table:number-columns-spanned="2" table:number-rows-spanned="1" table:style-name="ce77">
            <text:p>156 537 011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3 F02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Rundriemen L = 236 (M269)</text:p>
          </table:table-cell>
          <table:covered-table-cell table:number-columns-repeated="3"/>
          <table:table-cell office:value-type="string" table:number-columns-spanned="2" table:number-rows-spanned="1" table:style-name="ce77">
            <text:p>174 264 011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3 F03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Klemmrollen</text:p>
          </table:table-cell>
          <table:covered-table-cell table:number-columns-repeated="3"/>
          <table:table-cell office:value-type="string" table:number-columns-spanned="2" table:number-rows-spanned="1" table:style-name="ce77">
            <text:p>272 900 001</text:p>
          </table:table-cell>
          <table:covered-table-cell/>
          <table:table-cell office:value-type="float" office:value="2" table:number-columns-spanned="2" table:number-rows-spanned="1" table:style-name="ce80">
            <text:p>2</text:p>
          </table:table-cell>
          <table:covered-table-cell/>
          <table:table-cell office:value-type="string" table:number-columns-spanned="2" table:number-rows-spanned="1" table:style-name="ce82">
            <text:p>1 E06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office:value-type="string" table:number-columns-spanned="4" table:number-rows-spanned="1" table:style-name="ce11">
            <text:p>Kugellager 6001-2RSH</text:p>
          </table:table-cell>
          <table:covered-table-cell table:number-columns-repeated="3"/>
          <table:table-cell office:value-type="string" table:number-columns-spanned="2" table:number-rows-spanned="1" table:style-name="ce77">
            <text:p>188 512 000</text:p>
          </table:table-cell>
          <table:covered-table-cell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office:value-type="string" table:number-columns-spanned="2" table:number-rows-spanned="1" table:style-name="ce82">
            <text:p>1 E12</text:p>
          </table:table-cell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style-name="ro14">
          <table:table-cell table:number-columns-spanned="4" table:number-rows-spanned="1" table:style-name="ce38"/>
          <table:covered-table-cell table:number-columns-repeated="3"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style-name="ce21"/>
          <table:table-cell table:number-columns-repeated="16373"/>
        </table:table-row>
        <table:table-row table:number-rows-repeated="3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25">
            <text:p>Zusätzliche Arbeiten:</text:p>
          </table:table-cell>
          <table:table-cell table:number-columns-repeated="10" table:style-name="ce26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number-rows-repeated="6" table:style-name="ro14">
          <table:table-cell table:style-name="ce27"/>
          <table:table-cell table:number-columns-repeated="5" table:style-name="ce28"/>
          <table:table-cell table:style-name="ce65"/>
          <table:table-cell table:number-columns-repeated="4" table:style-name="ce30"/>
          <table:table-cell table:number-columns-repeated="16373"/>
        </table:table-row>
        <table:table-row table:style-name="ro14">
          <table:table-cell table:number-columns-repeated="11" table:style-name="ce70"/>
          <table:table-cell table:number-columns-repeated="16373"/>
        </table:table-row>
        <table:table-row table:style-name="ro14">
          <table:table-cell table:number-columns-repeated="11" table:style-name="ce26"/>
          <table:table-cell table:number-columns-repeated="16373"/>
        </table:table-row>
        <table:table-row table:number-rows-repeated="7" table:style-name="ro1">
          <table:table-cell table:number-columns-repeated="7" table:style-name="ce1"/>
          <table:table-cell table:number-columns-repeated="4" table:style-name="ce7"/>
          <table:table-cell table:number-columns-repeated="16373"/>
        </table:table-row>
        <table:table-row table:number-rows-repeated="24" table:style-name="ro1">
          <table:table-cell table:number-columns-repeated="7"/>
          <table:table-cell table:number-columns-repeated="4" table:style-name="ce7"/>
          <table:table-cell table:number-columns-repeated="16373"/>
        </table:table-row>
        <table:table-row table:number-rows-repeated="1048456" table:style-name="ro1">
          <table:table-cell table:number-columns-repeated="16384"/>
        </table:table-row>
        <table:named-expressions>
          <table:named-range table:name="X" table:cell-range-address="BPS_1020.$H$7" table:base-cell-address="BPS_1020.$A$1"/>
        </table:named-expressions>
      </table:table>
      <table:named-expressions>
        <table:named-range table:name="X" table:cell-range-address="NPL.$H$6" table:base-cell-address="NP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9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94488188976378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2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3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4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5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6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7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</office:automatic-styles>
  <office:master-styles>
    <style:master-page style:name="mp1" style:page-layout-name="pm1">
      <style:header>
        <style:region-center>
          <text:p/>
          <text:p/>
          <text:p><text:span text:style-name="T1">Wartungscheckliste</text:span><text:span text:style-name="T1"> </text:span><text:span text:style-name="T1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s/>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2" style:page-layout-name="pm2">
      <style:header>
        <style:region-center>
          <text:p/>
          <text:p/>
          <text:p><text:span text:style-name="T2">Wartungscheckliste</text:span><text:span text:style-name="T2"> </text:span><text:span text:style-name="T2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3" style:page-layout-name="pm2">
      <style:header>
        <style:region-center>
          <text:p/>
          <text:p/>
          <text:p><text:span text:style-name="T3">Wartungscheckliste</text:span><text:span text:style-name="T3"> </text:span><text:span text:style-name="T3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4" style:page-layout-name="pm1">
      <style:header>
        <style:region-center>
          <text:p/>
          <text:p/>
          <text:p><text:span text:style-name="T4">Wartungscheckliste</text:span><text:span text:style-name="T4"> </text:span><text:span text:style-name="T4">MUVE</text:span></text:p>
        </style:region-center>
        <style:region-right>
          <text:p/>
        </style:region-right>
      </style:header>
      <style:header-left style:display="false"/>
      <style:header-first/>
      <style:footer/>
      <style:footer-left style:display="false"/>
      <style:footer-first/>
    </style:master-page>
    <style:master-page style:name="mp5" style:page-layout-name="pm2">
      <style:header>
        <style:region-center>
          <text:p/>
          <text:p/>
          <text:p><text:span text:style-name="T5">Wartungscheckliste</text:span><text:span text:style-name="T5"> </text:span><text:span text:style-name="T5">NPL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6" style:page-layout-name="pm1">
      <style:header>
        <style:region-center>
          <text:p/>
          <text:p><text:span text:style-name="T6">Wartungscheckliste</text:span><text:span text:style-name="T6"> </text:span><text:span text:style-name="T6">BPS</text:span><text:span text:style-name="T6"> </text:span><text:span text:style-name="T6">M7</text:span><text:span text:style-name="T6"> </text:span><text:span text:style-name="T6"><text:s text:c="90"/></text:span><text:span text:style-name="T6">500</text:span><text:span text:style-name="T6"> </text:span><text:span text:style-name="T6">und</text:span><text:span text:style-name="T6"> </text:span><text:span text:style-name="T6">1000</text:span><text:span text:style-name="T6"> </text:span><text:span text:style-name="T6">Stunden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7" style:page-layout-name="pm1">
      <style:header>
        <style:region-center>
          <text:p/>
          <text:p><text:span text:style-name="T7">Wartungscheckliste</text:span><text:span text:style-name="T7"> </text:span><text:span text:style-name="T7">BPS</text:span><text:span text:style-name="T7"> </text:span><text:span text:style-name="T7">1020</text:span><text:span text:style-name="T7"> </text:span><text:span text:style-name="T7"><text:s text:c="90"/></text:span><text:span text:style-name="T7">500</text:span><text:span text:style-name="T7"> </text:span><text:span text:style-name="T7">und</text:span><text:span text:style-name="T7"> </text:span><text:span text:style-name="T7">1000</text:span><text:span text:style-name="T7"> </text:span><text:span text:style-name="T7">Stunden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>Anlage Checkliste Wartungsarbeiten</dc:title>
    <meta:initial-creator>Bärtschi Thomas</meta:initial-creator>
    <dc:creator>Stefan Steiger</dc:creator>
    <meta:creation-date>2020-10-13T13:16:32Z</meta:creation-date>
    <dc:date>2021-10-26T13:36:42Z</dc:date>
    <meta:print-date>2020-12-16T11:30:48Z</meta:print-date>
    <meta:editing-duration>PT0S</meta:editing-duration>
    <meta:user-defined meta:name="ContentTypeId">0x01010037F1E58E672317419A126047FFC16CA1</meta:user-defined>
  </office:meta>
</office:document-meta>
</file>